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5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0.06pt solid #000000" fo:border-top="none"/>
    </style:style>
    <style:style style:name="ce2" style:family="table-cell" style:parent-style-name="Default">
      <style:table-cell-properties fo:border-bottom="none" fo:border-left="none" fo:border-right="0.06pt solid #000000" fo:border-top="none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6" table:default-cell-style-name="Default"/>
        <table:table-row table:style-name="ro1">
          <table:table-cell table:style-name="ce1"/>
          <table:table-cell table:style-name="ce3" office:value-type="string" calcext:value-type="string">
            <text:p>Jan</text:p>
          </table:table-cell>
          <table:table-cell table:style-name="ce3" table:number-columns-repeated="2"/>
          <table:table-cell table:style-name="ce3" office:value-type="string" calcext:value-type="string">
            <text:p>Feb</text:p>
          </table:table-cell>
          <table:table-cell table:style-name="ce3" table:number-columns-repeated="2"/>
          <table:table-cell table:style-name="ce3" office:value-type="string" calcext:value-type="string">
            <text:p>Mar</text:p>
          </table:table-cell>
          <table:table-cell table:style-name="ce3" table:number-columns-repeated="2"/>
          <table:table-cell table:style-name="ce3" office:value-type="string" calcext:value-type="string">
            <text:p>Apr</text:p>
          </table:table-cell>
          <table:table-cell table:style-name="ce3" table:number-columns-repeated="2"/>
          <table:table-cell table:style-name="ce3" office:value-type="string" calcext:value-type="string">
            <text:p>May</text:p>
          </table:table-cell>
          <table:table-cell table:style-name="ce3" table:number-columns-repeated="2"/>
          <table:table-cell table:style-name="ce3" office:value-type="string" calcext:value-type="string">
            <text:p>14/06</text:p>
          </table:table-cell>
          <table:table-cell table:style-name="ce3" table:number-columns-repeated="2"/>
          <table:table-cell table:style-name="ce3" office:value-type="string" calcext:value-type="string">
            <text:p>14/07</text:p>
          </table:table-cell>
          <table:table-cell table:style-name="ce3" table:number-columns-repeated="2"/>
          <table:table-cell table:style-name="ce3" office:value-type="string" calcext:value-type="string">
            <text:p>14/08</text:p>
          </table:table-cell>
          <table:table-cell table:style-name="ce3" table:number-columns-repeated="2"/>
          <table:table-cell table:style-name="ce3" office:value-type="string" calcext:value-type="string">
            <text:p>14/09</text:p>
          </table:table-cell>
          <table:table-cell table:style-name="ce3" table:number-columns-repeated="2"/>
          <table:table-cell table:style-name="ce3" office:value-type="string" calcext:value-type="string">
            <text:p>14/10</text:p>
          </table:table-cell>
          <table:table-cell table:style-name="ce3" table:number-columns-repeated="2"/>
          <table:table-cell table:style-name="ce3" office:value-type="string" calcext:value-type="string">
            <text:p>14/11</text:p>
          </table:table-cell>
          <table:table-cell table:style-name="ce3" table:number-columns-repeated="2"/>
          <table:table-cell table:style-name="ce3" office:value-type="string" calcext:value-type="string">
            <text:p>14/12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3" office:value-type="string" calcext:value-type="string">
            <text:p>Shares</text:p>
          </table:table-cell>
          <table:table-cell table:style-name="ce3" office:value-type="string" calcext:value-type="string">
            <text:p>Article Count</text:p>
          </table:table-cell>
          <table:table-cell table:style-name="ce3" office:value-type="string" calcext:value-type="string">
            <text:p>Ratio</text:p>
          </table:table-cell>
          <table:table-cell table:style-name="ce3" office:value-type="string" calcext:value-type="string">
            <text:p>Shares</text:p>
          </table:table-cell>
          <table:table-cell table:style-name="ce3" office:value-type="string" calcext:value-type="string">
            <text:p>Article Count</text:p>
          </table:table-cell>
          <table:table-cell table:style-name="ce3" office:value-type="string" calcext:value-type="string">
            <text:p>Ratio</text:p>
          </table:table-cell>
          <table:table-cell table:style-name="ce3" office:value-type="string" calcext:value-type="string">
            <text:p>Shares</text:p>
          </table:table-cell>
          <table:table-cell table:style-name="ce3" office:value-type="string" calcext:value-type="string">
            <text:p>Article Count</text:p>
          </table:table-cell>
          <table:table-cell table:style-name="ce3" office:value-type="string" calcext:value-type="string">
            <text:p>Ratio</text:p>
          </table:table-cell>
          <table:table-cell table:style-name="ce3" office:value-type="string" calcext:value-type="string">
            <text:p>Shares</text:p>
          </table:table-cell>
          <table:table-cell table:style-name="ce3" office:value-type="string" calcext:value-type="string">
            <text:p>Article Count</text:p>
          </table:table-cell>
          <table:table-cell table:style-name="ce3" office:value-type="string" calcext:value-type="string">
            <text:p>Ratio</text:p>
          </table:table-cell>
          <table:table-cell table:style-name="ce3" office:value-type="string" calcext:value-type="string">
            <text:p>Shares</text:p>
          </table:table-cell>
          <table:table-cell table:style-name="ce3" office:value-type="string" calcext:value-type="string">
            <text:p>Article Count</text:p>
          </table:table-cell>
          <table:table-cell table:style-name="ce3" office:value-type="string" calcext:value-type="string">
            <text:p>Ratio</text:p>
          </table:table-cell>
          <table:table-cell table:style-name="ce3" office:value-type="string" calcext:value-type="string">
            <text:p>Shares</text:p>
          </table:table-cell>
          <table:table-cell table:style-name="ce3" office:value-type="string" calcext:value-type="string">
            <text:p>Article Count</text:p>
          </table:table-cell>
          <table:table-cell table:style-name="ce3" office:value-type="string" calcext:value-type="string">
            <text:p>Ratio</text:p>
          </table:table-cell>
          <table:table-cell table:style-name="ce3" office:value-type="string" calcext:value-type="string">
            <text:p>Shares</text:p>
          </table:table-cell>
          <table:table-cell table:style-name="ce3"/>
          <table:table-cell table:style-name="ce3" office:value-type="string" calcext:value-type="string">
            <text:p>Ratio</text:p>
          </table:table-cell>
          <table:table-cell table:style-name="ce3" office:value-type="string" calcext:value-type="string">
            <text:p>Shares</text:p>
          </table:table-cell>
          <table:table-cell table:style-name="ce3"/>
          <table:table-cell table:style-name="ce3" office:value-type="string" calcext:value-type="string">
            <text:p>Ratio</text:p>
          </table:table-cell>
          <table:table-cell table:style-name="ce3" office:value-type="string" calcext:value-type="string">
            <text:p>Shares</text:p>
          </table:table-cell>
          <table:table-cell table:style-name="ce3" office:value-type="string" calcext:value-type="string">
            <text:p>Article Count</text:p>
          </table:table-cell>
          <table:table-cell table:style-name="ce3" office:value-type="string" calcext:value-type="string">
            <text:p>Ratio</text:p>
          </table:table-cell>
          <table:table-cell table:style-name="ce3" office:value-type="string" calcext:value-type="string">
            <text:p>Shares</text:p>
          </table:table-cell>
          <table:table-cell table:style-name="ce3" office:value-type="string" calcext:value-type="string">
            <text:p>Article Count</text:p>
          </table:table-cell>
          <table:table-cell table:style-name="ce3" office:value-type="string" calcext:value-type="string">
            <text:p>Ratio</text:p>
          </table:table-cell>
          <table:table-cell table:style-name="ce3" office:value-type="string" calcext:value-type="string">
            <text:p>Shares</text:p>
          </table:table-cell>
          <table:table-cell table:style-name="ce3" office:value-type="string" calcext:value-type="string">
            <text:p>Article Count</text:p>
          </table:table-cell>
          <table:table-cell table:style-name="ce3" office:value-type="string" calcext:value-type="string">
            <text:p>Ratio</text:p>
          </table:table-cell>
          <table:table-cell table:style-name="ce3" office:value-type="string" calcext:value-type="string">
            <text:p>Shares</text:p>
          </table:table-cell>
          <table:table-cell table:style-name="ce3" office:value-type="string" calcext:value-type="string">
            <text:p>Article Count</text:p>
          </table:table-cell>
          <table:table-cell table:style-name="ce3" office:value-type="string" calcext:value-type="string">
            <text:p>Ratio</text:p>
          </table:table-cell>
        </table:table-row>
        <table:table-row table:style-name="ro1">
          <table:table-cell table:style-name="ce2" office:value-type="string" calcext:value-type="string">
            <text:p>abcnews.com</text:p>
          </table:table-cell>
          <table:table-cell office:value-type="float" office:value="790662" calcext:value-type="float">
            <text:p>790662</text:p>
          </table:table-cell>
          <table:table-cell office:value-type="float" office:value="16010" calcext:value-type="float">
            <text:p>16010</text:p>
          </table:table-cell>
          <table:table-cell table:formula="of:=[.B3]/[.C3]" office:value-type="float" office:value="49.3855090568395" calcext:value-type="float">
            <text:p>49.3855090568</text:p>
          </table:table-cell>
          <table:table-cell office:value-type="float" office:value="1149334" calcext:value-type="float">
            <text:p>1149334</text:p>
          </table:table-cell>
          <table:table-cell office:value-type="float" office:value="15745" calcext:value-type="float">
            <text:p>15745</text:p>
          </table:table-cell>
          <table:table-cell table:formula="of:=[.E3]/[.F3]" office:value-type="float" office:value="72.9967608764687" calcext:value-type="float">
            <text:p>72.9967608765</text:p>
          </table:table-cell>
          <table:table-cell office:value-type="float" office:value="1759073" calcext:value-type="float">
            <text:p>1759073</text:p>
          </table:table-cell>
          <table:table-cell office:value-type="float" office:value="16607" calcext:value-type="float">
            <text:p>16607</text:p>
          </table:table-cell>
          <table:table-cell table:formula="of:=[.H3]/[.I3]" office:value-type="float" office:value="105.923586439453" calcext:value-type="float">
            <text:p>105.9235864395</text:p>
          </table:table-cell>
          <table:table-cell office:value-type="float" office:value="1558928" calcext:value-type="float">
            <text:p>1558928</text:p>
          </table:table-cell>
          <table:table-cell office:value-type="float" office:value="22056" calcext:value-type="float">
            <text:p>22056</text:p>
          </table:table-cell>
          <table:table-cell table:formula="of:=[.K3]/[.L3]" office:value-type="float" office:value="70.6804497642365" calcext:value-type="float">
            <text:p>70.6804497642</text:p>
          </table:table-cell>
          <table:table-cell office:value-type="float" office:value="1623797" calcext:value-type="float">
            <text:p>1623797</text:p>
          </table:table-cell>
          <table:table-cell office:value-type="float" office:value="17406" calcext:value-type="float">
            <text:p>17406</text:p>
          </table:table-cell>
          <table:table-cell table:formula="of:=[.N3]/[.O3]" office:value-type="float" office:value="93.2894978742962" calcext:value-type="float">
            <text:p>93.2894978743</text:p>
          </table:table-cell>
          <table:table-cell office:value-type="float" office:value="1803100" calcext:value-type="float">
            <text:p>1803100</text:p>
          </table:table-cell>
          <table:table-cell office:value-type="float" office:value="13203" calcext:value-type="float">
            <text:p>13203</text:p>
          </table:table-cell>
          <table:table-cell table:formula="of:=[.Q3]/[.R3]" office:value-type="float" office:value="136.567446792396" calcext:value-type="float">
            <text:p>136.5674467924</text:p>
          </table:table-cell>
          <table:table-cell office:value-type="float" office:value="1906837" calcext:value-type="float">
            <text:p>1906837</text:p>
          </table:table-cell>
          <table:table-cell office:value-type="float" office:value="12930" calcext:value-type="float">
            <text:p>12930</text:p>
          </table:table-cell>
          <table:table-cell table:formula="of:=[.T3]/[.U3]" office:value-type="float" office:value="147.473859242073" calcext:value-type="float">
            <text:p>147.4738592421</text:p>
          </table:table-cell>
          <table:table-cell office:value-type="float" office:value="1677643" calcext:value-type="float">
            <text:p>1677643</text:p>
          </table:table-cell>
          <table:table-cell office:value-type="float" office:value="11761" calcext:value-type="float">
            <text:p>11761</text:p>
          </table:table-cell>
          <table:table-cell table:formula="of:=[.W3]/[.X3]" office:value-type="float" office:value="142.644588045234" calcext:value-type="float">
            <text:p>142.6445880452</text:p>
          </table:table-cell>
          <table:table-cell office:value-type="float" office:value="1667659" calcext:value-type="float">
            <text:p>1667659</text:p>
          </table:table-cell>
          <table:table-cell office:value-type="float" office:value="12656" calcext:value-type="float">
            <text:p>12656</text:p>
          </table:table-cell>
          <table:table-cell table:formula="of:=[.Z3]/[.AA3]" office:value-type="float" office:value="131.768252212389" calcext:value-type="float">
            <text:p>131.7682522124</text:p>
          </table:table-cell>
          <table:table-cell office:value-type="float" office:value="1364784" calcext:value-type="float">
            <text:p>1364784</text:p>
          </table:table-cell>
          <table:table-cell office:value-type="float" office:value="13555" calcext:value-type="float">
            <text:p>13555</text:p>
          </table:table-cell>
          <table:table-cell table:formula="of:=[.AC3]/[.AD3]" office:value-type="float" office:value="100.68491331612" calcext:value-type="float">
            <text:p>100.6849133161</text:p>
          </table:table-cell>
          <table:table-cell office:value-type="float" office:value="1279177" calcext:value-type="float">
            <text:p>1279177</text:p>
          </table:table-cell>
          <table:table-cell office:value-type="float" office:value="12080" calcext:value-type="float">
            <text:p>12080</text:p>
          </table:table-cell>
          <table:table-cell table:formula="of:=[.AF3]/[.AG3]" office:value-type="float" office:value="105.892135761589" calcext:value-type="float">
            <text:p>105.8921357616</text:p>
          </table:table-cell>
          <table:table-cell office:value-type="float" office:value="1060136" calcext:value-type="float">
            <text:p>1060136</text:p>
          </table:table-cell>
          <table:table-cell office:value-type="float" office:value="11385" calcext:value-type="float">
            <text:p>11385</text:p>
          </table:table-cell>
          <table:table-cell table:formula="of:=[.AI3]/[.AJ3]" office:value-type="float" office:value="93.1169082125604" calcext:value-type="float">
            <text:p>93.1169082126</text:p>
          </table:table-cell>
        </table:table-row>
        <table:table-row table:style-name="ro1">
          <table:table-cell table:style-name="ce2" office:value-type="string" calcext:value-type="string">
            <text:p>bbc.co.uk</text:p>
          </table:table-cell>
          <table:table-cell office:value-type="float" office:value="2704107" calcext:value-type="float">
            <text:p>2704107</text:p>
          </table:table-cell>
          <table:table-cell office:value-type="float" office:value="9512" calcext:value-type="float">
            <text:p>9512</text:p>
          </table:table-cell>
          <table:table-cell table:formula="of:=[.B4]/[.C4]" office:value-type="float" office:value="284.283746846089" calcext:value-type="float">
            <text:p>284.2837468461</text:p>
          </table:table-cell>
          <table:table-cell office:value-type="float" office:value="2481114" calcext:value-type="float">
            <text:p>2481114</text:p>
          </table:table-cell>
          <table:table-cell office:value-type="float" office:value="8245" calcext:value-type="float">
            <text:p>8245</text:p>
          </table:table-cell>
          <table:table-cell table:formula="of:=[.E4]/[.F4]" office:value-type="float" office:value="300.923468768951" calcext:value-type="float">
            <text:p>300.923468769</text:p>
          </table:table-cell>
          <table:table-cell office:value-type="float" office:value="2714705" calcext:value-type="float">
            <text:p>2714705</text:p>
          </table:table-cell>
          <table:table-cell office:value-type="float" office:value="8738" calcext:value-type="float">
            <text:p>8738</text:p>
          </table:table-cell>
          <table:table-cell table:formula="of:=[.H4]/[.I4]" office:value-type="float" office:value="310.678072785534" calcext:value-type="float">
            <text:p>310.6780727855</text:p>
          </table:table-cell>
          <table:table-cell office:value-type="float" office:value="2866354" calcext:value-type="float">
            <text:p>2866354</text:p>
          </table:table-cell>
          <table:table-cell office:value-type="float" office:value="10867" calcext:value-type="float">
            <text:p>10867</text:p>
          </table:table-cell>
          <table:table-cell table:formula="of:=[.K4]/[.L4]" office:value-type="float" office:value="263.766816968805" calcext:value-type="float">
            <text:p>263.7668169688</text:p>
          </table:table-cell>
          <table:table-cell office:value-type="float" office:value="3123577" calcext:value-type="float">
            <text:p>3123577</text:p>
          </table:table-cell>
          <table:table-cell office:value-type="float" office:value="14442" calcext:value-type="float">
            <text:p>14442</text:p>
          </table:table-cell>
          <table:table-cell table:formula="of:=[.N4]/[.O4]" office:value-type="float" office:value="216.284240409916" calcext:value-type="float">
            <text:p>216.2842404099</text:p>
          </table:table-cell>
          <table:table-cell office:value-type="float" office:value="3245304" calcext:value-type="float">
            <text:p>3245304</text:p>
          </table:table-cell>
          <table:table-cell office:value-type="float" office:value="14928" calcext:value-type="float">
            <text:p>14928</text:p>
          </table:table-cell>
          <table:table-cell table:formula="of:=[.Q4]/[.R4]" office:value-type="float" office:value="217.397106109325" calcext:value-type="float">
            <text:p>217.3971061093</text:p>
          </table:table-cell>
          <table:table-cell office:value-type="float" office:value="3556637" calcext:value-type="float">
            <text:p>3556637</text:p>
          </table:table-cell>
          <table:table-cell office:value-type="float" office:value="20953" calcext:value-type="float">
            <text:p>20953</text:p>
          </table:table-cell>
          <table:table-cell table:formula="of:=[.T4]/[.U4]" office:value-type="float" office:value="169.743568940009" calcext:value-type="float">
            <text:p>169.74356894</text:p>
          </table:table-cell>
          <table:table-cell office:value-type="float" office:value="3392030" calcext:value-type="float">
            <text:p>3392030</text:p>
          </table:table-cell>
          <table:table-cell office:value-type="float" office:value="22352" calcext:value-type="float">
            <text:p>22352</text:p>
          </table:table-cell>
          <table:table-cell table:formula="of:=[.W4]/[.X4]" office:value-type="float" office:value="151.755100214746" calcext:value-type="float">
            <text:p>151.7551002147</text:p>
          </table:table-cell>
          <table:table-cell office:value-type="float" office:value="3789897" calcext:value-type="float">
            <text:p>3789897</text:p>
          </table:table-cell>
          <table:table-cell office:value-type="float" office:value="46796" calcext:value-type="float">
            <text:p>46796</text:p>
          </table:table-cell>
          <table:table-cell table:formula="of:=[.Z4]/[.AA4]" office:value-type="float" office:value="80.9876271476194" calcext:value-type="float">
            <text:p>80.9876271476</text:p>
          </table:table-cell>
          <table:table-cell office:value-type="float" office:value="4020105" calcext:value-type="float">
            <text:p>4020105</text:p>
          </table:table-cell>
          <table:table-cell office:value-type="float" office:value="38162" calcext:value-type="float">
            <text:p>38162</text:p>
          </table:table-cell>
          <table:table-cell table:formula="of:=[.AC4]/[.AD4]" office:value-type="float" office:value="105.343142392956" calcext:value-type="float">
            <text:p>105.343142393</text:p>
          </table:table-cell>
          <table:table-cell office:value-type="float" office:value="3960272" calcext:value-type="float">
            <text:p>3960272</text:p>
          </table:table-cell>
          <table:table-cell office:value-type="float" office:value="35176" calcext:value-type="float">
            <text:p>35176</text:p>
          </table:table-cell>
          <table:table-cell table:formula="of:=[.AF4]/[.AG4]" office:value-type="float" office:value="112.584489424608" calcext:value-type="float">
            <text:p>112.5844894246</text:p>
          </table:table-cell>
          <table:table-cell office:value-type="float" office:value="3751694" calcext:value-type="float">
            <text:p>3751694</text:p>
          </table:table-cell>
          <table:table-cell office:value-type="float" office:value="29226" calcext:value-type="float">
            <text:p>29226</text:p>
          </table:table-cell>
          <table:table-cell table:formula="of:=[.AI4]/[.AJ4]" office:value-type="float" office:value="128.368370628892" calcext:value-type="float">
            <text:p>128.3683706289</text:p>
          </table:table-cell>
        </table:table-row>
        <table:table-row table:style-name="ro1">
          <table:table-cell table:style-name="ce2" office:value-type="string" calcext:value-type="string">
            <text:p>bleacherreport.com</text:p>
          </table:table-cell>
          <table:table-cell office:value-type="float" office:value="582378" calcext:value-type="float">
            <text:p>582378</text:p>
          </table:table-cell>
          <table:table-cell office:value-type="float" office:value="11407" calcext:value-type="float">
            <text:p>11407</text:p>
          </table:table-cell>
          <table:table-cell table:formula="of:=[.B5]/[.C5]" office:value-type="float" office:value="51.0544402559832" calcext:value-type="float">
            <text:p>51.054440256</text:p>
          </table:table-cell>
          <table:table-cell office:value-type="float" office:value="565630" calcext:value-type="float">
            <text:p>565630</text:p>
          </table:table-cell>
          <table:table-cell office:value-type="float" office:value="9920" calcext:value-type="float">
            <text:p>9920</text:p>
          </table:table-cell>
          <table:table-cell table:formula="of:=[.E5]/[.F5]" office:value-type="float" office:value="57.0191532258064" calcext:value-type="float">
            <text:p>57.0191532258</text:p>
          </table:table-cell>
          <table:table-cell office:value-type="float" office:value="681525" calcext:value-type="float">
            <text:p>681525</text:p>
          </table:table-cell>
          <table:table-cell office:value-type="float" office:value="10504" calcext:value-type="float">
            <text:p>10504</text:p>
          </table:table-cell>
          <table:table-cell table:formula="of:=[.H5]/[.I5]" office:value-type="float" office:value="64.8824257425743" calcext:value-type="float">
            <text:p>64.8824257426</text:p>
          </table:table-cell>
          <table:table-cell office:value-type="float" office:value="724889" calcext:value-type="float">
            <text:p>724889</text:p>
          </table:table-cell>
          <table:table-cell office:value-type="float" office:value="9839" calcext:value-type="float">
            <text:p>9839</text:p>
          </table:table-cell>
          <table:table-cell table:formula="of:=[.K5]/[.L5]" office:value-type="float" office:value="73.675068604533" calcext:value-type="float">
            <text:p>73.6750686045</text:p>
          </table:table-cell>
          <table:table-cell office:value-type="float" office:value="741375" calcext:value-type="float">
            <text:p>741375</text:p>
          </table:table-cell>
          <table:table-cell office:value-type="float" office:value="10446" calcext:value-type="float">
            <text:p>10446</text:p>
          </table:table-cell>
          <table:table-cell table:formula="of:=[.N5]/[.O5]" office:value-type="float" office:value="70.9721424468696" calcext:value-type="float">
            <text:p>70.9721424469</text:p>
          </table:table-cell>
          <table:table-cell office:value-type="float" office:value="842778" calcext:value-type="float">
            <text:p>842778</text:p>
          </table:table-cell>
          <table:table-cell office:value-type="float" office:value="10538" calcext:value-type="float">
            <text:p>10538</text:p>
          </table:table-cell>
          <table:table-cell table:formula="of:=[.Q5]/[.R5]" office:value-type="float" office:value="79.975137597267" calcext:value-type="float">
            <text:p>79.9751375973</text:p>
          </table:table-cell>
          <table:table-cell office:value-type="float" office:value="843379" calcext:value-type="float">
            <text:p>843379</text:p>
          </table:table-cell>
          <table:table-cell office:value-type="float" office:value="9476" calcext:value-type="float">
            <text:p>9476</text:p>
          </table:table-cell>
          <table:table-cell table:formula="of:=[.T5]/[.U5]" office:value-type="float" office:value="89.0015829463909" calcext:value-type="float">
            <text:p>89.0015829464</text:p>
          </table:table-cell>
          <table:table-cell office:value-type="float" office:value="827064" calcext:value-type="float">
            <text:p>827064</text:p>
          </table:table-cell>
          <table:table-cell office:value-type="float" office:value="8693" calcext:value-type="float">
            <text:p>8693</text:p>
          </table:table-cell>
          <table:table-cell table:formula="of:=[.W5]/[.X5]" office:value-type="float" office:value="95.1413781203267" calcext:value-type="float">
            <text:p>95.1413781203</text:p>
          </table:table-cell>
          <table:table-cell office:value-type="float" office:value="1087681" calcext:value-type="float">
            <text:p>1087681</text:p>
          </table:table-cell>
          <table:table-cell office:value-type="float" office:value="9239" calcext:value-type="float">
            <text:p>9239</text:p>
          </table:table-cell>
          <table:table-cell table:formula="of:=[.Z5]/[.AA5]" office:value-type="float" office:value="117.727134971317" calcext:value-type="float">
            <text:p>117.7271349713</text:p>
          </table:table-cell>
          <table:table-cell office:value-type="float" office:value="1117292" calcext:value-type="float">
            <text:p>1117292</text:p>
          </table:table-cell>
          <table:table-cell office:value-type="float" office:value="9519" calcext:value-type="float">
            <text:p>9519</text:p>
          </table:table-cell>
          <table:table-cell table:formula="of:=[.AC5]/[.AD5]" office:value-type="float" office:value="117.374934341843" calcext:value-type="float">
            <text:p>117.3749343418</text:p>
          </table:table-cell>
          <table:table-cell office:value-type="float" office:value="1178571" calcext:value-type="float">
            <text:p>1178571</text:p>
          </table:table-cell>
          <table:table-cell office:value-type="float" office:value="8854" calcext:value-type="float">
            <text:p>8854</text:p>
          </table:table-cell>
          <table:table-cell table:formula="of:=[.AF5]/[.AG5]" office:value-type="float" office:value="133.111700926135" calcext:value-type="float">
            <text:p>133.1117009261</text:p>
          </table:table-cell>
          <table:table-cell office:value-type="float" office:value="1035551" calcext:value-type="float">
            <text:p>1035551</text:p>
          </table:table-cell>
          <table:table-cell office:value-type="float" office:value="7936" calcext:value-type="float">
            <text:p>7936</text:p>
          </table:table-cell>
          <table:table-cell table:formula="of:=[.AI5]/[.AJ5]" office:value-type="float" office:value="130.487777217742" calcext:value-type="float">
            <text:p>130.4877772177</text:p>
          </table:table-cell>
        </table:table-row>
        <table:table-row table:style-name="ro1">
          <table:table-cell table:style-name="ce2" office:value-type="string" calcext:value-type="string">
            <text:p>breitbart.com</text:p>
          </table:table-cell>
          <table:table-cell table:number-columns-repeated="2"/>
          <table:table-cell table:formula="of:=[.B6]/[.C6]" office:value-type="string" office:string-value="" calcext:value-type="error">
            <text:p>#DIV/0!</text:p>
          </table:table-cell>
          <table:table-cell table:number-columns-repeated="12"/>
          <table:table-cell office:value-type="float" office:value="415951" calcext:value-type="float">
            <text:p>415951</text:p>
          </table:table-cell>
          <table:table-cell office:value-type="float" office:value="3747" calcext:value-type="float">
            <text:p>3747</text:p>
          </table:table-cell>
          <table:table-cell table:formula="of:=[.Q6]/[.R6]" office:value-type="float" office:value="111.009073925807" calcext:value-type="float">
            <text:p>111.0090739258</text:p>
          </table:table-cell>
          <table:table-cell office:value-type="float" office:value="550091" calcext:value-type="float">
            <text:p>550091</text:p>
          </table:table-cell>
          <table:table-cell office:value-type="float" office:value="3737" calcext:value-type="float">
            <text:p>3737</text:p>
          </table:table-cell>
          <table:table-cell table:formula="of:=[.T6]/[.U6]" office:value-type="float" office:value="147.201230933904" calcext:value-type="float">
            <text:p>147.2012309339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businessinsider.com</text:p>
          </table:table-cell>
          <table:table-cell office:value-type="float" office:value="458069" calcext:value-type="float">
            <text:p>458069</text:p>
          </table:table-cell>
          <table:table-cell office:value-type="float" office:value="3851" calcext:value-type="float">
            <text:p>3851</text:p>
          </table:table-cell>
          <table:table-cell table:formula="of:=[.B7]/[.C7]" office:value-type="float" office:value="118.948065437549" calcext:value-type="float">
            <text:p>118.9480654375</text:p>
          </table:table-cell>
          <table:table-cell office:value-type="float" office:value="502405" calcext:value-type="float">
            <text:p>502405</text:p>
          </table:table-cell>
          <table:table-cell office:value-type="float" office:value="4703" calcext:value-type="float">
            <text:p>4703</text:p>
          </table:table-cell>
          <table:table-cell table:formula="of:=[.E7]/[.F7]" office:value-type="float" office:value="106.826493727408" calcext:value-type="float">
            <text:p>106.8264937274</text:p>
          </table:table-cell>
          <table:table-cell office:value-type="float" office:value="537092" calcext:value-type="float">
            <text:p>537092</text:p>
          </table:table-cell>
          <table:table-cell office:value-type="float" office:value="3716" calcext:value-type="float">
            <text:p>3716</text:p>
          </table:table-cell>
          <table:table-cell table:formula="of:=[.H7]/[.I7]" office:value-type="float" office:value="144.534983853606" calcext:value-type="float">
            <text:p>144.5349838536</text:p>
          </table:table-cell>
          <table:table-cell office:value-type="float" office:value="492312" calcext:value-type="float">
            <text:p>492312</text:p>
          </table:table-cell>
          <table:table-cell office:value-type="float" office:value="3400" calcext:value-type="float">
            <text:p>3400</text:p>
          </table:table-cell>
          <table:table-cell table:formula="of:=[.K7]/[.L7]" office:value-type="float" office:value="144.797647058824" calcext:value-type="float">
            <text:p>144.7976470588</text:p>
          </table:table-cell>
          <table:table-cell office:value-type="float" office:value="469860" calcext:value-type="float">
            <text:p>469860</text:p>
          </table:table-cell>
          <table:table-cell office:value-type="float" office:value="3251" calcext:value-type="float">
            <text:p>3251</text:p>
          </table:table-cell>
          <table:table-cell table:formula="of:=[.N7]/[.O7]" office:value-type="float" office:value="144.527837588434" calcext:value-type="float">
            <text:p>144.5278375884</text:p>
          </table:table-cell>
          <table:table-cell office:value-type="float" office:value="495077" calcext:value-type="float">
            <text:p>495077</text:p>
          </table:table-cell>
          <table:table-cell office:value-type="float" office:value="3528" calcext:value-type="float">
            <text:p>3528</text:p>
          </table:table-cell>
          <table:table-cell table:formula="of:=[.Q7]/[.R7]" office:value-type="float" office:value="140.327947845805" calcext:value-type="float">
            <text:p>140.3279478458</text:p>
          </table:table-cell>
          <table:table-cell office:value-type="float" office:value="545253" calcext:value-type="float">
            <text:p>545253</text:p>
          </table:table-cell>
          <table:table-cell office:value-type="float" office:value="3567" calcext:value-type="float">
            <text:p>3567</text:p>
          </table:table-cell>
          <table:table-cell table:formula="of:=[.T7]/[.U7]" office:value-type="float" office:value="152.860386879731" calcext:value-type="float">
            <text:p>152.8603868797</text:p>
          </table:table-cell>
          <table:table-cell office:value-type="float" office:value="519757" calcext:value-type="float">
            <text:p>519757</text:p>
          </table:table-cell>
          <table:table-cell office:value-type="float" office:value="3931" calcext:value-type="float">
            <text:p>3931</text:p>
          </table:table-cell>
          <table:table-cell table:formula="of:=[.W7]/[.X7]" office:value-type="float" office:value="132.220045789875" calcext:value-type="float">
            <text:p>132.2200457899</text:p>
          </table:table-cell>
          <table:table-cell office:value-type="float" office:value="594793" calcext:value-type="float">
            <text:p>594793</text:p>
          </table:table-cell>
          <table:table-cell office:value-type="float" office:value="5083" calcext:value-type="float">
            <text:p>5083</text:p>
          </table:table-cell>
          <table:table-cell table:formula="of:=[.Z7]/[.AA7]" office:value-type="float" office:value="117.016132205391" calcext:value-type="float">
            <text:p>117.0161322054</text:p>
          </table:table-cell>
          <table:table-cell office:value-type="float" office:value="710489" calcext:value-type="float">
            <text:p>710489</text:p>
          </table:table-cell>
          <table:table-cell office:value-type="float" office:value="5488" calcext:value-type="float">
            <text:p>5488</text:p>
          </table:table-cell>
          <table:table-cell table:formula="of:=[.AC7]/[.AD7]" office:value-type="float" office:value="129.462281341108" calcext:value-type="float">
            <text:p>129.4622813411</text:p>
          </table:table-cell>
          <table:table-cell office:value-type="float" office:value="564319" calcext:value-type="float">
            <text:p>564319</text:p>
          </table:table-cell>
          <table:table-cell office:value-type="float" office:value="4836" calcext:value-type="float">
            <text:p>4836</text:p>
          </table:table-cell>
          <table:table-cell table:formula="of:=[.AF7]/[.AG7]" office:value-type="float" office:value="116.691273779983" calcext:value-type="float">
            <text:p>116.69127378</text:p>
          </table:table-cell>
          <table:table-cell office:value-type="float" office:value="629656" calcext:value-type="float">
            <text:p>629656</text:p>
          </table:table-cell>
          <table:table-cell office:value-type="float" office:value="4542" calcext:value-type="float">
            <text:p>4542</text:p>
          </table:table-cell>
          <table:table-cell table:formula="of:=[.AI7]/[.AJ7]" office:value-type="float" office:value="138.629678555702" calcext:value-type="float">
            <text:p>138.6296785557</text:p>
          </table:table-cell>
        </table:table-row>
        <table:table-row table:style-name="ro1">
          <table:table-cell table:style-name="ce2" office:value-type="string" calcext:value-type="string">
            <text:p>buzzfeed.com</text:p>
          </table:table-cell>
          <table:table-cell office:value-type="float" office:value="756408" calcext:value-type="float">
            <text:p>756408</text:p>
          </table:table-cell>
          <table:table-cell office:value-type="float" office:value="3237" calcext:value-type="float">
            <text:p>3237</text:p>
          </table:table-cell>
          <table:table-cell table:formula="of:=[.B8]/[.C8]" office:value-type="float" office:value="233.67562557924" calcext:value-type="float">
            <text:p>233.6756255792</text:p>
          </table:table-cell>
          <table:table-cell office:value-type="float" office:value="799923" calcext:value-type="float">
            <text:p>799923</text:p>
          </table:table-cell>
          <table:table-cell office:value-type="float" office:value="2737" calcext:value-type="float">
            <text:p>2737</text:p>
          </table:table-cell>
          <table:table-cell table:formula="of:=[.E8]/[.F8]" office:value-type="float" office:value="292.262696382901" calcext:value-type="float">
            <text:p>292.2626963829</text:p>
          </table:table-cell>
          <table:table-cell office:value-type="float" office:value="811576" calcext:value-type="float">
            <text:p>811576</text:p>
          </table:table-cell>
          <table:table-cell office:value-type="float" office:value="2976" calcext:value-type="float">
            <text:p>2976</text:p>
          </table:table-cell>
          <table:table-cell table:formula="of:=[.H8]/[.I8]" office:value-type="float" office:value="272.706989247312" calcext:value-type="float">
            <text:p>272.7069892473</text:p>
          </table:table-cell>
          <table:table-cell office:value-type="float" office:value="839125" calcext:value-type="float">
            <text:p>839125</text:p>
          </table:table-cell>
          <table:table-cell office:value-type="float" office:value="2905" calcext:value-type="float">
            <text:p>2905</text:p>
          </table:table-cell>
          <table:table-cell table:formula="of:=[.K8]/[.L8]" office:value-type="float" office:value="288.855421686747" calcext:value-type="float">
            <text:p>288.8554216867</text:p>
          </table:table-cell>
          <table:table-cell office:value-type="float" office:value="738144" calcext:value-type="float">
            <text:p>738144</text:p>
          </table:table-cell>
          <table:table-cell office:value-type="float" office:value="3036" calcext:value-type="float">
            <text:p>3036</text:p>
          </table:table-cell>
          <table:table-cell table:formula="of:=[.N8]/[.O8]" office:value-type="float" office:value="243.130434782609" calcext:value-type="float">
            <text:p>243.1304347826</text:p>
          </table:table-cell>
          <table:table-cell office:value-type="float" office:value="740428" calcext:value-type="float">
            <text:p>740428</text:p>
          </table:table-cell>
          <table:table-cell office:value-type="float" office:value="4026" calcext:value-type="float">
            <text:p>4026</text:p>
          </table:table-cell>
          <table:table-cell table:formula="of:=[.Q8]/[.R8]" office:value-type="float" office:value="183.911574764034" calcext:value-type="float">
            <text:p>183.911574764</text:p>
          </table:table-cell>
          <table:table-cell office:value-type="float" office:value="992598" calcext:value-type="float">
            <text:p>992598</text:p>
          </table:table-cell>
          <table:table-cell office:value-type="float" office:value="4286" calcext:value-type="float">
            <text:p>4286</text:p>
          </table:table-cell>
          <table:table-cell table:formula="of:=[.T8]/[.U8]" office:value-type="float" office:value="231.590760615959" calcext:value-type="float">
            <text:p>231.590760616</text:p>
          </table:table-cell>
          <table:table-cell office:value-type="float" office:value="849727" calcext:value-type="float">
            <text:p>849727</text:p>
          </table:table-cell>
          <table:table-cell office:value-type="float" office:value="5112" calcext:value-type="float">
            <text:p>5112</text:p>
          </table:table-cell>
          <table:table-cell table:formula="of:=[.W8]/[.X8]" office:value-type="float" office:value="166.222026604069" calcext:value-type="float">
            <text:p>166.2220266041</text:p>
          </table:table-cell>
          <table:table-cell office:value-type="float" office:value="856900" calcext:value-type="float">
            <text:p>856900</text:p>
          </table:table-cell>
          <table:table-cell office:value-type="float" office:value="5010" calcext:value-type="float">
            <text:p>5010</text:p>
          </table:table-cell>
          <table:table-cell table:formula="of:=[.Z8]/[.AA8]" office:value-type="float" office:value="171.037924151697" calcext:value-type="float">
            <text:p>171.0379241517</text:p>
          </table:table-cell>
          <table:table-cell office:value-type="float" office:value="896601" calcext:value-type="float">
            <text:p>896601</text:p>
          </table:table-cell>
          <table:table-cell office:value-type="float" office:value="5590" calcext:value-type="float">
            <text:p>5590</text:p>
          </table:table-cell>
          <table:table-cell table:formula="of:=[.AC8]/[.AD8]" office:value-type="float" office:value="160.39373881932" calcext:value-type="float">
            <text:p>160.3937388193</text:p>
          </table:table-cell>
          <table:table-cell office:value-type="float" office:value="860514" calcext:value-type="float">
            <text:p>860514</text:p>
          </table:table-cell>
          <table:table-cell office:value-type="float" office:value="5093" calcext:value-type="float">
            <text:p>5093</text:p>
          </table:table-cell>
          <table:table-cell table:formula="of:=[.AF8]/[.AG8]" office:value-type="float" office:value="168.960141370509" calcext:value-type="float">
            <text:p>168.9601413705</text:p>
          </table:table-cell>
          <table:table-cell office:value-type="float" office:value="819699" calcext:value-type="float">
            <text:p>819699</text:p>
          </table:table-cell>
          <table:table-cell office:value-type="float" office:value="4437" calcext:value-type="float">
            <text:p>4437</text:p>
          </table:table-cell>
          <table:table-cell table:formula="of:=[.AI8]/[.AJ8]" office:value-type="float" office:value="184.741717376606" calcext:value-type="float">
            <text:p>184.7417173766</text:p>
          </table:table-cell>
        </table:table-row>
        <table:table-row table:style-name="ro1">
          <table:table-cell table:style-name="ce2" office:value-type="string" calcext:value-type="string">
            <text:p>cbsnews.com</text:p>
          </table:table-cell>
          <table:table-cell office:value-type="float" office:value="296051" calcext:value-type="float">
            <text:p>296051</text:p>
          </table:table-cell>
          <table:table-cell/>
          <table:table-cell table:formula="of:=[.B9]/[.C9]" office:value-type="string" office:string-value="" calcext:value-type="error">
            <text:p>#DIV/0!</text:p>
          </table:table-cell>
          <table:table-cell table:number-columns-repeated="28"/>
          <table:table-cell office:value-type="float" office:value="21920" calcext:value-type="float">
            <text:p>21920</text:p>
          </table:table-cell>
          <table:table-cell table:formula="of:=[.AF9]/[.AG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net.com</text:p>
          </table:table-cell>
          <table:table-cell office:value-type="float" office:value="322604" calcext:value-type="float">
            <text:p>322604</text:p>
          </table:table-cell>
          <table:table-cell/>
          <table:table-cell table:formula="of:=[.B10]/[.C10]" office:value-type="string" office:string-value="" calcext:value-type="error">
            <text:p>#DIV/0!</text:p>
          </table:table-cell>
          <table:table-cell office:value-type="float" office:value="344346" calcext:value-type="float">
            <text:p>344346</text:p>
          </table:table-cell>
          <table:table-cell office:value-type="float" office:value="1988" calcext:value-type="float">
            <text:p>1988</text:p>
          </table:table-cell>
          <table:table-cell table:formula="of:=[.E10]/[.F10]" office:value-type="float" office:value="173.212273641851" calcext:value-type="float">
            <text:p>173.2122736419</text:p>
          </table:table-cell>
          <table:table-cell table:number-columns-repeated="13"/>
          <table:table-cell office:value-type="float" office:value="10557" calcext:value-type="float">
            <text:p>10557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cnn.com</text:p>
          </table:table-cell>
          <table:table-cell office:value-type="float" office:value="1178810" calcext:value-type="float">
            <text:p>1178810</text:p>
          </table:table-cell>
          <table:table-cell office:value-type="float" office:value="6992" calcext:value-type="float">
            <text:p>6992</text:p>
          </table:table-cell>
          <table:table-cell table:formula="of:=[.B11]/[.C11]" office:value-type="float" office:value="168.594107551487" calcext:value-type="float">
            <text:p>168.5941075515</text:p>
          </table:table-cell>
          <table:table-cell office:value-type="float" office:value="1155358" calcext:value-type="float">
            <text:p>1155358</text:p>
          </table:table-cell>
          <table:table-cell office:value-type="float" office:value="6171" calcext:value-type="float">
            <text:p>6171</text:p>
          </table:table-cell>
          <table:table-cell table:formula="of:=[.E11]/[.F11]" office:value-type="float" office:value="187.223788689029" calcext:value-type="float">
            <text:p>187.223788689</text:p>
          </table:table-cell>
          <table:table-cell office:value-type="float" office:value="1207393" calcext:value-type="float">
            <text:p>1207393</text:p>
          </table:table-cell>
          <table:table-cell office:value-type="float" office:value="6178" calcext:value-type="float">
            <text:p>6178</text:p>
          </table:table-cell>
          <table:table-cell table:formula="of:=[.H11]/[.I11]" office:value-type="float" office:value="195.434282939463" calcext:value-type="float">
            <text:p>195.4342829395</text:p>
          </table:table-cell>
          <table:table-cell office:value-type="float" office:value="1246775" calcext:value-type="float">
            <text:p>1246775</text:p>
          </table:table-cell>
          <table:table-cell office:value-type="float" office:value="6372" calcext:value-type="float">
            <text:p>6372</text:p>
          </table:table-cell>
          <table:table-cell table:formula="of:=[.K11]/[.L11]" office:value-type="float" office:value="195.664626490898" calcext:value-type="float">
            <text:p>195.6646264909</text:p>
          </table:table-cell>
          <table:table-cell office:value-type="float" office:value="1245418" calcext:value-type="float">
            <text:p>1245418</text:p>
          </table:table-cell>
          <table:table-cell office:value-type="float" office:value="8928" calcext:value-type="float">
            <text:p>8928</text:p>
          </table:table-cell>
          <table:table-cell table:formula="of:=[.N11]/[.O11]" office:value-type="float" office:value="139.495743727599" calcext:value-type="float">
            <text:p>139.4957437276</text:p>
          </table:table-cell>
          <table:table-cell office:value-type="float" office:value="1169156" calcext:value-type="float">
            <text:p>1169156</text:p>
          </table:table-cell>
          <table:table-cell office:value-type="float" office:value="12001" calcext:value-type="float">
            <text:p>12001</text:p>
          </table:table-cell>
          <table:table-cell table:formula="of:=[.Q11]/[.R11]" office:value-type="float" office:value="97.4215482043163" calcext:value-type="float">
            <text:p>97.4215482043</text:p>
          </table:table-cell>
          <table:table-cell office:value-type="float" office:value="1385019" calcext:value-type="float">
            <text:p>1385019</text:p>
          </table:table-cell>
          <table:table-cell table:number-columns-repeated="2"/>
          <table:table-cell office:value-type="float" office:value="1307342" calcext:value-type="float">
            <text:p>1307342</text:p>
          </table:table-cell>
          <table:table-cell office:value-type="float" office:value="10076" calcext:value-type="float">
            <text:p>10076</text:p>
          </table:table-cell>
          <table:table-cell table:formula="of:=[.W11]/[.X11]" office:value-type="float" office:value="129.748114331084" calcext:value-type="float">
            <text:p>129.7481143311</text:p>
          </table:table-cell>
          <table:table-cell office:value-type="float" office:value="1352330" calcext:value-type="float">
            <text:p>1352330</text:p>
          </table:table-cell>
          <table:table-cell office:value-type="float" office:value="9445" calcext:value-type="float">
            <text:p>9445</text:p>
          </table:table-cell>
          <table:table-cell table:formula="of:=[.Z11]/[.AA11]" office:value-type="float" office:value="143.179460031763" calcext:value-type="float">
            <text:p>143.1794600318</text:p>
          </table:table-cell>
          <table:table-cell office:value-type="float" office:value="1532395" calcext:value-type="float">
            <text:p>1532395</text:p>
          </table:table-cell>
          <table:table-cell office:value-type="float" office:value="11392" calcext:value-type="float">
            <text:p>11392</text:p>
          </table:table-cell>
          <table:table-cell table:formula="of:=[.AC11]/[.AD11]" office:value-type="float" office:value="134.515010533708" calcext:value-type="float">
            <text:p>134.5150105337</text:p>
          </table:table-cell>
          <table:table-cell office:value-type="float" office:value="1273525" calcext:value-type="float">
            <text:p>1273525</text:p>
          </table:table-cell>
          <table:table-cell office:value-type="float" office:value="9444" calcext:value-type="float">
            <text:p>9444</text:p>
          </table:table-cell>
          <table:table-cell table:formula="of:=[.AF11]/[.AG11]" office:value-type="float" office:value="134.850169419737" calcext:value-type="float">
            <text:p>134.8501694197</text:p>
          </table:table-cell>
          <table:table-cell office:value-type="float" office:value="965922" calcext:value-type="float">
            <text:p>965922</text:p>
          </table:table-cell>
          <table:table-cell office:value-type="float" office:value="8716" calcext:value-type="float">
            <text:p>8716</text:p>
          </table:table-cell>
          <table:table-cell table:formula="of:=[.AI11]/[.AJ11]" office:value-type="float" office:value="110.82170720514" calcext:value-type="float">
            <text:p>110.8217072051</text:p>
          </table:table-cell>
        </table:table-row>
        <table:table-row table:style-name="ro1">
          <table:table-cell table:style-name="ce2" office:value-type="string" calcext:value-type="string">
            <text:p>complex.com</text:p>
          </table:table-cell>
          <table:table-cell table:number-columns-repeated="2"/>
          <table:table-cell table:formula="of:=[.B12]/[.C12]" office:value-type="string" office:string-value="" calcext:value-type="error">
            <text:p>#DIV/0!</text:p>
          </table:table-cell>
          <table:table-cell table:number-columns-repeated="14"/>
          <table:table-cell table:formula="of:=[.Q12]/[.R12]" office:value-type="string" office:string-value="" calcext:value-type="error">
            <text:p>#DIV/0!</text:p>
          </table:table-cell>
          <table:table-cell table:number-columns-repeated="12"/>
          <table:table-cell office:value-type="float" office:value="568738" calcext:value-type="float">
            <text:p>568738</text:p>
          </table:table-cell>
          <table:table-cell office:value-type="float" office:value="2675" calcext:value-type="float">
            <text:p>2675</text:p>
          </table:table-cell>
          <table:table-cell table:formula="of:=[.AF12]/[.AG12]" office:value-type="float" office:value="212.612336448598" calcext:value-type="float">
            <text:p>212.6123364486</text:p>
          </table:table-cell>
          <table:table-cell office:value-type="float" office:value="511619" calcext:value-type="float">
            <text:p>511619</text:p>
          </table:table-cell>
          <table:table-cell office:value-type="float" office:value="2081" calcext:value-type="float">
            <text:p>2081</text:p>
          </table:table-cell>
          <table:table-cell table:formula="of:=[.AI12]/[.AJ12]" office:value-type="float" office:value="245.852474771744" calcext:value-type="float">
            <text:p>245.8524747717</text:p>
          </table:table-cell>
        </table:table-row>
        <table:table-row table:style-name="ro1">
          <table:table-cell table:style-name="ce2" office:value-type="string" calcext:value-type="string">
            <text:p>dailymail.co.uk</text:p>
          </table:table-cell>
          <table:table-cell office:value-type="float" office:value="509892" calcext:value-type="float">
            <text:p>509892</text:p>
          </table:table-cell>
          <table:table-cell office:value-type="float" office:value="10680" calcext:value-type="float">
            <text:p>10680</text:p>
          </table:table-cell>
          <table:table-cell table:formula="of:=[.B13]/[.C13]" office:value-type="float" office:value="47.7426966292135" calcext:value-type="float">
            <text:p>47.7426966292</text:p>
          </table:table-cell>
          <table:table-cell office:value-type="float" office:value="476805" calcext:value-type="float">
            <text:p>476805</text:p>
          </table:table-cell>
          <table:table-cell office:value-type="float" office:value="9379" calcext:value-type="float">
            <text:p>9379</text:p>
          </table:table-cell>
          <table:table-cell table:formula="of:=[.E13]/[.F13]" office:value-type="float" office:value="50.8375093293528" calcext:value-type="float">
            <text:p>50.8375093294</text:p>
          </table:table-cell>
          <table:table-cell office:value-type="float" office:value="512076" calcext:value-type="float">
            <text:p>512076</text:p>
          </table:table-cell>
          <table:table-cell office:value-type="float" office:value="10407" calcext:value-type="float">
            <text:p>10407</text:p>
          </table:table-cell>
          <table:table-cell table:formula="of:=[.H13]/[.I13]" office:value-type="float" office:value="49.2049582012107" calcext:value-type="float">
            <text:p>49.2049582012</text:p>
          </table:table-cell>
          <table:table-cell office:value-type="float" office:value="535605" calcext:value-type="float">
            <text:p>535605</text:p>
          </table:table-cell>
          <table:table-cell office:value-type="float" office:value="10897" calcext:value-type="float">
            <text:p>10897</text:p>
          </table:table-cell>
          <table:table-cell table:formula="of:=[.K13]/[.L13]" office:value-type="float" office:value="49.151601358172" calcext:value-type="float">
            <text:p>49.1516013582</text:p>
          </table:table-cell>
          <table:table-cell table:number-columns-repeated="3"/>
          <table:table-cell office:value-type="float" office:value="652045" calcext:value-type="float">
            <text:p>652045</text:p>
          </table:table-cell>
          <table:table-cell office:value-type="float" office:value="18323" calcext:value-type="float">
            <text:p>18323</text:p>
          </table:table-cell>
          <table:table-cell table:formula="of:=[.Q13]/[.R13]" office:value-type="float" office:value="35.5861485564591" calcext:value-type="float">
            <text:p>35.5861485565</text:p>
          </table:table-cell>
          <table:table-cell office:value-type="float" office:value="732723" calcext:value-type="float">
            <text:p>732723</text:p>
          </table:table-cell>
          <table:table-cell office:value-type="float" office:value="19038" calcext:value-type="float">
            <text:p>19038</text:p>
          </table:table-cell>
          <table:table-cell table:formula="of:=[.T13]/[.U13]" office:value-type="float" office:value="38.4873936337851" calcext:value-type="float">
            <text:p>38.4873936338</text:p>
          </table:table-cell>
          <table:table-cell office:value-type="float" office:value="669911" calcext:value-type="float">
            <text:p>669911</text:p>
          </table:table-cell>
          <table:table-cell office:value-type="float" office:value="17419" calcext:value-type="float">
            <text:p>17419</text:p>
          </table:table-cell>
          <table:table-cell table:formula="of:=[.W13]/[.X13]" office:value-type="float" office:value="38.4586371203858" calcext:value-type="float">
            <text:p>38.4586371204</text:p>
          </table:table-cell>
          <table:table-cell office:value-type="float" office:value="752186" calcext:value-type="float">
            <text:p>752186</text:p>
          </table:table-cell>
          <table:table-cell office:value-type="float" office:value="17238" calcext:value-type="float">
            <text:p>17238</text:p>
          </table:table-cell>
          <table:table-cell table:formula="of:=[.Z13]/[.AA13]" office:value-type="float" office:value="43.6353405267432" calcext:value-type="float">
            <text:p>43.6353405267</text:p>
          </table:table-cell>
          <table:table-cell office:value-type="float" office:value="687666" calcext:value-type="float">
            <text:p>687666</text:p>
          </table:table-cell>
          <table:table-cell office:value-type="float" office:value="19280" calcext:value-type="float">
            <text:p>19280</text:p>
          </table:table-cell>
          <table:table-cell table:formula="of:=[.AC13]/[.AD13]" office:value-type="float" office:value="35.6673236514523" calcext:value-type="float">
            <text:p>35.6673236515</text:p>
          </table:table-cell>
          <table:table-cell office:value-type="float" office:value="786280" calcext:value-type="float">
            <text:p>786280</text:p>
          </table:table-cell>
          <table:table-cell office:value-type="float" office:value="18391" calcext:value-type="float">
            <text:p>18391</text:p>
          </table:table-cell>
          <table:table-cell table:formula="of:=[.AF13]/[.AG13]" office:value-type="float" office:value="42.7535207438421" calcext:value-type="float">
            <text:p>42.7535207438</text:p>
          </table:table-cell>
          <table:table-cell office:value-type="float" office:value="626886" calcext:value-type="float">
            <text:p>626886</text:p>
          </table:table-cell>
          <table:table-cell office:value-type="float" office:value="16053" calcext:value-type="float">
            <text:p>16053</text:p>
          </table:table-cell>
          <table:table-cell table:formula="of:=[.AI13]/[.AJ13]" office:value-type="float" office:value="39.0510185012147" calcext:value-type="float">
            <text:p>39.0510185012</text:p>
          </table:table-cell>
        </table:table-row>
        <table:table-row table:style-name="ro1">
          <table:table-cell table:style-name="ce2" office:value-type="string" calcext:value-type="string">
            <text:p>entrepreneur.com</text:p>
          </table:table-cell>
          <table:table-cell office:value-type="float" office:value="195126" calcext:value-type="float">
            <text:p>195126</text:p>
          </table:table-cell>
          <table:table-cell/>
          <table:table-cell table:formula="of:=[.B14]/[.C14]" office:value-type="string" office:string-value="" calcext:value-type="error">
            <text:p>#DIV/0!</text:p>
          </table:table-cell>
          <table:table-cell table:number-columns-repeated="21"/>
          <table:table-cell office:value-type="float" office:value="506238" calcext:value-type="float">
            <text:p>506238</text:p>
          </table:table-cell>
          <table:table-cell office:value-type="float" office:value="819" calcext:value-type="float">
            <text:p>819</text:p>
          </table:table-cell>
          <table:table-cell table:formula="of:=[.Z14]/[.AA14]" office:value-type="float" office:value="618.117216117216" calcext:value-type="float">
            <text:p>618.1172161172</text:p>
          </table:table-cell>
          <table:table-cell table:number-columns-repeated="2"/>
          <table:table-cell table:formula="of:=[.AC14]/[.AD14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espn.com</text:p>
          </table:table-cell>
          <table:table-cell office:value-type="float" office:value="440512" calcext:value-type="float">
            <text:p>440512</text:p>
          </table:table-cell>
          <table:table-cell office:value-type="float" office:value="6346" calcext:value-type="float">
            <text:p>6346</text:p>
          </table:table-cell>
          <table:table-cell table:formula="of:=[.B15]/[.C15]" office:value-type="float" office:value="69.4156949259376" calcext:value-type="float">
            <text:p>69.4156949259</text:p>
          </table:table-cell>
          <table:table-cell office:value-type="float" office:value="399434" calcext:value-type="float">
            <text:p>399434</text:p>
          </table:table-cell>
          <table:table-cell office:value-type="float" office:value="5692" calcext:value-type="float">
            <text:p>5692</text:p>
          </table:table-cell>
          <table:table-cell table:formula="of:=[.E15]/[.F15]" office:value-type="float" office:value="70.1746310611384" calcext:value-type="float">
            <text:p>70.1746310611</text:p>
          </table:table-cell>
          <table:table-cell office:value-type="float" office:value="501749" calcext:value-type="float">
            <text:p>501749</text:p>
          </table:table-cell>
          <table:table-cell office:value-type="float" office:value="5910" calcext:value-type="float">
            <text:p>5910</text:p>
          </table:table-cell>
          <table:table-cell table:formula="of:=[.H15]/[.I15]" office:value-type="float" office:value="84.8983079526227" calcext:value-type="float">
            <text:p>84.8983079526</text:p>
          </table:table-cell>
          <table:table-cell office:value-type="float" office:value="522877" calcext:value-type="float">
            <text:p>522877</text:p>
          </table:table-cell>
          <table:table-cell office:value-type="float" office:value="5720" calcext:value-type="float">
            <text:p>5720</text:p>
          </table:table-cell>
          <table:table-cell table:formula="of:=[.K15]/[.L15]" office:value-type="float" office:value="91.4120629370629" calcext:value-type="float">
            <text:p>91.4120629371</text:p>
          </table:table-cell>
          <table:table-cell office:value-type="float" office:value="531268" calcext:value-type="float">
            <text:p>531268</text:p>
          </table:table-cell>
          <table:table-cell office:value-type="float" office:value="5359" calcext:value-type="float">
            <text:p>5359</text:p>
          </table:table-cell>
          <table:table-cell table:formula="of:=[.N15]/[.O15]" office:value-type="float" office:value="99.1356596379922" calcext:value-type="float">
            <text:p>99.135659638</text:p>
          </table:table-cell>
          <table:table-cell office:value-type="float" office:value="488321" calcext:value-type="float">
            <text:p>488321</text:p>
          </table:table-cell>
          <table:table-cell office:value-type="float" office:value="4381" calcext:value-type="float">
            <text:p>4381</text:p>
          </table:table-cell>
          <table:table-cell table:formula="of:=[.Q15]/[.R15]" office:value-type="float" office:value="111.463364528646" calcext:value-type="float">
            <text:p>111.4633645286</text:p>
          </table:table-cell>
          <table:table-cell office:value-type="float" office:value="578959" calcext:value-type="float">
            <text:p>578959</text:p>
          </table:table-cell>
          <table:table-cell office:value-type="float" office:value="4898" calcext:value-type="float">
            <text:p>4898</text:p>
          </table:table-cell>
          <table:table-cell table:formula="of:=[.T15]/[.U15]" office:value-type="float" office:value="118.203144140465" calcext:value-type="float">
            <text:p>118.2031441405</text:p>
          </table:table-cell>
          <table:table-cell office:value-type="float" office:value="534060" calcext:value-type="float">
            <text:p>534060</text:p>
          </table:table-cell>
          <table:table-cell office:value-type="float" office:value="5074" calcext:value-type="float">
            <text:p>5074</text:p>
          </table:table-cell>
          <table:table-cell table:formula="of:=[.W15]/[.X15]" office:value-type="float" office:value="105.254237288136" calcext:value-type="float">
            <text:p>105.2542372881</text:p>
          </table:table-cell>
          <table:table-cell office:value-type="float" office:value="759101" calcext:value-type="float">
            <text:p>759101</text:p>
          </table:table-cell>
          <table:table-cell office:value-type="float" office:value="11836" calcext:value-type="float">
            <text:p>11836</text:p>
          </table:table-cell>
          <table:table-cell table:formula="of:=[.Z15]/[.AA15]" office:value-type="float" office:value="64.1349273403177" calcext:value-type="float">
            <text:p>64.1349273403</text:p>
          </table:table-cell>
          <table:table-cell office:value-type="float" office:value="782170" calcext:value-type="float">
            <text:p>782170</text:p>
          </table:table-cell>
          <table:table-cell office:value-type="float" office:value="14064" calcext:value-type="float">
            <text:p>14064</text:p>
          </table:table-cell>
          <table:table-cell table:formula="of:=[.AC15]/[.AD15]" office:value-type="float" office:value="55.6150455062571" calcext:value-type="float">
            <text:p>55.6150455063</text:p>
          </table:table-cell>
          <table:table-cell office:value-type="float" office:value="689522" calcext:value-type="float">
            <text:p>689522</text:p>
          </table:table-cell>
          <table:table-cell office:value-type="float" office:value="13290" calcext:value-type="float">
            <text:p>13290</text:p>
          </table:table-cell>
          <table:table-cell table:formula="of:=[.AF15]/[.AG15]" office:value-type="float" office:value="51.8827689992476" calcext:value-type="float">
            <text:p>51.8827689992</text:p>
          </table:table-cell>
          <table:table-cell office:value-type="float" office:value="665529" calcext:value-type="float">
            <text:p>665529</text:p>
          </table:table-cell>
          <table:table-cell office:value-type="float" office:value="12518" calcext:value-type="float">
            <text:p>12518</text:p>
          </table:table-cell>
          <table:table-cell table:formula="of:=[.AI15]/[.AJ15]" office:value-type="float" office:value="53.1657613037226" calcext:value-type="float">
            <text:p>53.1657613037</text:p>
          </table:table-cell>
        </table:table-row>
        <table:table-row table:style-name="ro1">
          <table:table-cell table:style-name="ce2" office:value-type="string" calcext:value-type="string">
            <text:p>fifa.com</text:p>
          </table:table-cell>
          <table:table-cell table:number-columns-repeated="2"/>
          <table:table-cell table:formula="of:=[.B16]/[.C16]" office:value-type="string" office:string-value="" calcext:value-type="error">
            <text:p>#DIV/0!</text:p>
          </table:table-cell>
          <table:table-cell table:number-columns-repeated="12"/>
          <table:table-cell office:value-type="float" office:value="422801" calcext:value-type="float">
            <text:p>422801</text:p>
          </table:table-cell>
          <table:table-cell office:value-type="float" office:value="897" calcext:value-type="float">
            <text:p>897</text:p>
          </table:table-cell>
          <table:table-cell table:formula="of:=[.Q16]/[.R16]" office:value-type="float" office:value="471.35005574136" calcext:value-type="float">
            <text:p>471.3500557414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forbes.com</text:p>
          </table:table-cell>
          <table:table-cell office:value-type="float" office:value="797548" calcext:value-type="float">
            <text:p>797548</text:p>
          </table:table-cell>
          <table:table-cell office:value-type="float" office:value="6031" calcext:value-type="float">
            <text:p>6031</text:p>
          </table:table-cell>
          <table:table-cell table:formula="of:=[.B17]/[.C17]" office:value-type="float" office:value="132.241419333444" calcext:value-type="float">
            <text:p>132.2414193334</text:p>
          </table:table-cell>
          <table:table-cell office:value-type="float" office:value="812845" calcext:value-type="float">
            <text:p>812845</text:p>
          </table:table-cell>
          <table:table-cell office:value-type="float" office:value="5114" calcext:value-type="float">
            <text:p>5114</text:p>
          </table:table-cell>
          <table:table-cell table:formula="of:=[.E17]/[.F17]" office:value-type="float" office:value="158.945052796246" calcext:value-type="float">
            <text:p>158.9450527962</text:p>
          </table:table-cell>
          <table:table-cell office:value-type="float" office:value="961547" calcext:value-type="float">
            <text:p>961547</text:p>
          </table:table-cell>
          <table:table-cell office:value-type="float" office:value="6025" calcext:value-type="float">
            <text:p>6025</text:p>
          </table:table-cell>
          <table:table-cell table:formula="of:=[.H17]/[.I17]" office:value-type="float" office:value="159.592863070539" calcext:value-type="float">
            <text:p>159.5928630705</text:p>
          </table:table-cell>
          <table:table-cell office:value-type="float" office:value="892681" calcext:value-type="float">
            <text:p>892681</text:p>
          </table:table-cell>
          <table:table-cell office:value-type="float" office:value="6207" calcext:value-type="float">
            <text:p>6207</text:p>
          </table:table-cell>
          <table:table-cell table:formula="of:=[.K17]/[.L17]" office:value-type="float" office:value="143.818430803931" calcext:value-type="float">
            <text:p>143.8184308039</text:p>
          </table:table-cell>
          <table:table-cell office:value-type="float" office:value="958192" calcext:value-type="float">
            <text:p>958192</text:p>
          </table:table-cell>
          <table:table-cell office:value-type="float" office:value="6082" calcext:value-type="float">
            <text:p>6082</text:p>
          </table:table-cell>
          <table:table-cell table:formula="of:=[.N17]/[.O17]" office:value-type="float" office:value="157.545544228872" calcext:value-type="float">
            <text:p>157.5455442289</text:p>
          </table:table-cell>
          <table:table-cell office:value-type="float" office:value="1028389" calcext:value-type="float">
            <text:p>1028389</text:p>
          </table:table-cell>
          <table:table-cell office:value-type="float" office:value="6333" calcext:value-type="float">
            <text:p>6333</text:p>
          </table:table-cell>
          <table:table-cell table:formula="of:=[.Q17]/[.R17]" office:value-type="float" office:value="162.385757145113" calcext:value-type="float">
            <text:p>162.3857571451</text:p>
          </table:table-cell>
          <table:table-cell office:value-type="float" office:value="1112241" calcext:value-type="float">
            <text:p>1112241</text:p>
          </table:table-cell>
          <table:table-cell office:value-type="float" office:value="6955" calcext:value-type="float">
            <text:p>6955</text:p>
          </table:table-cell>
          <table:table-cell table:formula="of:=[.T17]/[.U17]" office:value-type="float" office:value="159.919626168224" calcext:value-type="float">
            <text:p>159.9196261682</text:p>
          </table:table-cell>
          <table:table-cell office:value-type="float" office:value="1128849" calcext:value-type="float">
            <text:p>1128849</text:p>
          </table:table-cell>
          <table:table-cell office:value-type="float" office:value="6334" calcext:value-type="float">
            <text:p>6334</text:p>
          </table:table-cell>
          <table:table-cell table:formula="of:=[.W17]/[.X17]" office:value-type="float" office:value="178.220555730976" calcext:value-type="float">
            <text:p>178.220555731</text:p>
          </table:table-cell>
          <table:table-cell office:value-type="float" office:value="1176191" calcext:value-type="float">
            <text:p>1176191</text:p>
          </table:table-cell>
          <table:table-cell office:value-type="float" office:value="7034" calcext:value-type="float">
            <text:p>7034</text:p>
          </table:table-cell>
          <table:table-cell table:formula="of:=[.Z17]/[.AA17]" office:value-type="float" office:value="167.215098094967" calcext:value-type="float">
            <text:p>167.215098095</text:p>
          </table:table-cell>
          <table:table-cell office:value-type="float" office:value="1101766" calcext:value-type="float">
            <text:p>1101766</text:p>
          </table:table-cell>
          <table:table-cell office:value-type="float" office:value="7812" calcext:value-type="float">
            <text:p>7812</text:p>
          </table:table-cell>
          <table:table-cell table:formula="of:=[.AC17]/[.AD17]" office:value-type="float" office:value="141.035074244752" calcext:value-type="float">
            <text:p>141.0350742448</text:p>
          </table:table-cell>
          <table:table-cell office:value-type="float" office:value="778152" calcext:value-type="float">
            <text:p>778152</text:p>
          </table:table-cell>
          <table:table-cell office:value-type="float" office:value="6315" calcext:value-type="float">
            <text:p>6315</text:p>
          </table:table-cell>
          <table:table-cell table:formula="of:=[.AF17]/[.AG17]" office:value-type="float" office:value="123.222802850356" calcext:value-type="float">
            <text:p>123.2228028504</text:p>
          </table:table-cell>
          <table:table-cell office:value-type="float" office:value="752225" calcext:value-type="float">
            <text:p>752225</text:p>
          </table:table-cell>
          <table:table-cell office:value-type="float" office:value="6007" calcext:value-type="float">
            <text:p>6007</text:p>
          </table:table-cell>
          <table:table-cell table:formula="of:=[.AI17]/[.AJ17]" office:value-type="float" office:value="125.224737805893" calcext:value-type="float">
            <text:p>125.2247378059</text:p>
          </table:table-cell>
        </table:table-row>
        <table:table-row table:style-name="ro1">
          <table:table-cell table:style-name="ce2" office:value-type="string" calcext:value-type="string">
            <text:p>foxnews.com</text:p>
          </table:table-cell>
          <table:table-cell office:value-type="float" office:value="587263" calcext:value-type="float">
            <text:p>587263</text:p>
          </table:table-cell>
          <table:table-cell office:value-type="float" office:value="48811" calcext:value-type="float">
            <text:p>48811</text:p>
          </table:table-cell>
          <table:table-cell table:formula="of:=[.B18]/[.C18]" office:value-type="float" office:value="12.0313658806417" calcext:value-type="float">
            <text:p>12.0313658806</text:p>
          </table:table-cell>
          <table:table-cell office:value-type="float" office:value="539816" calcext:value-type="float">
            <text:p>539816</text:p>
          </table:table-cell>
          <table:table-cell office:value-type="float" office:value="46219" calcext:value-type="float">
            <text:p>46219</text:p>
          </table:table-cell>
          <table:table-cell table:formula="of:=[.E18]/[.F18]" office:value-type="float" office:value="11.6795257361691" calcext:value-type="float">
            <text:p>11.6795257362</text:p>
          </table:table-cell>
          <table:table-cell office:value-type="float" office:value="680896" calcext:value-type="float">
            <text:p>680896</text:p>
          </table:table-cell>
          <table:table-cell office:value-type="float" office:value="52655" calcext:value-type="float">
            <text:p>52655</text:p>
          </table:table-cell>
          <table:table-cell table:formula="of:=[.H18]/[.I18]" office:value-type="float" office:value="12.9312695850347" calcext:value-type="float">
            <text:p>12.931269585</text:p>
          </table:table-cell>
          <table:table-cell office:value-type="float" office:value="824226" calcext:value-type="float">
            <text:p>824226</text:p>
          </table:table-cell>
          <table:table-cell office:value-type="float" office:value="54842" calcext:value-type="float">
            <text:p>54842</text:p>
          </table:table-cell>
          <table:table-cell table:formula="of:=[.K18]/[.L18]" office:value-type="float" office:value="15.0291017833048" calcext:value-type="float">
            <text:p>15.0291017833</text:p>
          </table:table-cell>
          <table:table-cell office:value-type="float" office:value="831383" calcext:value-type="float">
            <text:p>831383</text:p>
          </table:table-cell>
          <table:table-cell office:value-type="float" office:value="57688" calcext:value-type="float">
            <text:p>57688</text:p>
          </table:table-cell>
          <table:table-cell table:formula="of:=[.N18]/[.O18]" office:value-type="float" office:value="14.4117147413674" calcext:value-type="float">
            <text:p>14.4117147414</text:p>
          </table:table-cell>
          <table:table-cell office:value-type="float" office:value="921001" calcext:value-type="float">
            <text:p>921001</text:p>
          </table:table-cell>
          <table:table-cell office:value-type="float" office:value="66909" calcext:value-type="float">
            <text:p>66909</text:p>
          </table:table-cell>
          <table:table-cell table:formula="of:=[.Q18]/[.R18]" office:value-type="float" office:value="13.7649793002436" calcext:value-type="float">
            <text:p>13.7649793002</text:p>
          </table:table-cell>
          <table:table-cell office:value-type="float" office:value="947970" calcext:value-type="float">
            <text:p>947970</text:p>
          </table:table-cell>
          <table:table-cell office:value-type="float" office:value="67806" calcext:value-type="float">
            <text:p>67806</text:p>
          </table:table-cell>
          <table:table-cell table:formula="of:=[.T18]/[.U18]" office:value-type="float" office:value="13.980621183966" calcext:value-type="float">
            <text:p>13.980621184</text:p>
          </table:table-cell>
          <table:table-cell office:value-type="float" office:value="961409" calcext:value-type="float">
            <text:p>961409</text:p>
          </table:table-cell>
          <table:table-cell office:value-type="float" office:value="65755" calcext:value-type="float">
            <text:p>65755</text:p>
          </table:table-cell>
          <table:table-cell table:formula="of:=[.W18]/[.X18]" office:value-type="float" office:value="14.6210782450004" calcext:value-type="float">
            <text:p>14.621078245</text:p>
          </table:table-cell>
          <table:table-cell office:value-type="float" office:value="967207" calcext:value-type="float">
            <text:p>967207</text:p>
          </table:table-cell>
          <table:table-cell office:value-type="float" office:value="68217" calcext:value-type="float">
            <text:p>68217</text:p>
          </table:table-cell>
          <table:table-cell table:formula="of:=[.Z18]/[.AA18]" office:value-type="float" office:value="14.1783866191712" calcext:value-type="float">
            <text:p>14.1783866192</text:p>
          </table:table-cell>
          <table:table-cell office:value-type="float" office:value="1036148" calcext:value-type="float">
            <text:p>1036148</text:p>
          </table:table-cell>
          <table:table-cell office:value-type="float" office:value="72173" calcext:value-type="float">
            <text:p>72173</text:p>
          </table:table-cell>
          <table:table-cell table:formula="of:=[.AC18]/[.AD18]" office:value-type="float" office:value="14.3564490876089" calcext:value-type="float">
            <text:p>14.3564490876</text:p>
          </table:table-cell>
          <table:table-cell office:value-type="float" office:value="992609" calcext:value-type="float">
            <text:p>992609</text:p>
          </table:table-cell>
          <table:table-cell office:value-type="float" office:value="68174" calcext:value-type="float">
            <text:p>68174</text:p>
          </table:table-cell>
          <table:table-cell table:formula="of:=[.AF18]/[.AG18]" office:value-type="float" office:value="14.5599348725321" calcext:value-type="float">
            <text:p>14.5599348725</text:p>
          </table:table-cell>
          <table:table-cell office:value-type="float" office:value="874266" calcext:value-type="float">
            <text:p>874266</text:p>
          </table:table-cell>
          <table:table-cell office:value-type="float" office:value="62765" calcext:value-type="float">
            <text:p>62765</text:p>
          </table:table-cell>
          <table:table-cell table:formula="of:=[.AI18]/[.AJ18]" office:value-type="float" office:value="13.9291962080778" calcext:value-type="float">
            <text:p>13.9291962081</text:p>
          </table:table-cell>
        </table:table-row>
        <table:table-row table:style-name="ro1">
          <table:table-cell table:style-name="ce2" office:value-type="string" calcext:value-type="string">
            <text:p>gizmodo.com</text:p>
          </table:table-cell>
          <table:table-cell office:value-type="float" office:value="344103" calcext:value-type="float">
            <text:p>344103</text:p>
          </table:table-cell>
          <table:table-cell office:value-type="float" office:value="2904" calcext:value-type="float">
            <text:p>2904</text:p>
          </table:table-cell>
          <table:table-cell table:formula="of:=[.B19]/[.C19]" office:value-type="float" office:value="118.492768595041" calcext:value-type="float">
            <text:p>118.492768595</text:p>
          </table:table-cell>
          <table:table-cell office:value-type="float" office:value="361223" calcext:value-type="float">
            <text:p>361223</text:p>
          </table:table-cell>
          <table:table-cell office:value-type="float" office:value="2577" calcext:value-type="float">
            <text:p>2577</text:p>
          </table:table-cell>
          <table:table-cell table:formula="of:=[.E19]/[.F19]" office:value-type="float" office:value="140.171905316259" calcext:value-type="float">
            <text:p>140.1719053163</text:p>
          </table:table-cell>
          <table:table-cell office:value-type="float" office:value="384944" calcext:value-type="float">
            <text:p>384944</text:p>
          </table:table-cell>
          <table:table-cell office:value-type="float" office:value="2752" calcext:value-type="float">
            <text:p>2752</text:p>
          </table:table-cell>
          <table:table-cell table:formula="of:=[.H19]/[.I19]" office:value-type="float" office:value="139.877906976744" calcext:value-type="float">
            <text:p>139.8779069767</text:p>
          </table:table-cell>
          <table:table-cell office:value-type="float" office:value="386958" calcext:value-type="float">
            <text:p>386958</text:p>
          </table:table-cell>
          <table:table-cell office:value-type="float" office:value="2685" calcext:value-type="float">
            <text:p>2685</text:p>
          </table:table-cell>
          <table:table-cell table:formula="of:=[.K19]/[.L19]" office:value-type="float" office:value="144.11843575419" calcext:value-type="float">
            <text:p>144.1184357542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goal.com</text:p>
          </table:table-cell>
          <table:table-cell office:value-type="float" office:value="353741" calcext:value-type="float">
            <text:p>353741</text:p>
          </table:table-cell>
          <table:table-cell office:value-type="float" office:value="6915" calcext:value-type="float">
            <text:p>6915</text:p>
          </table:table-cell>
          <table:table-cell table:formula="of:=[.B20]/[.C20]" office:value-type="float" office:value="51.1556037599422" calcext:value-type="float">
            <text:p>51.1556037599</text:p>
          </table:table-cell>
          <table:table-cell table:number-columns-repeated="33"/>
        </table:table-row>
        <table:table-row table:style-name="ro1">
          <table:table-cell table:style-name="ce2" office:value-type="string" calcext:value-type="string">
            <text:p>huffingtonpost.com</text:p>
          </table:table-cell>
          <table:table-cell office:value-type="float" office:value="958699" calcext:value-type="float">
            <text:p>958699</text:p>
          </table:table-cell>
          <table:table-cell office:value-type="float" office:value="18135" calcext:value-type="float">
            <text:p>18135</text:p>
          </table:table-cell>
          <table:table-cell table:formula="of:=[.B21]/[.C21]" office:value-type="float" office:value="52.8645712710229" calcext:value-type="float">
            <text:p>52.864571271</text:p>
          </table:table-cell>
          <table:table-cell office:value-type="float" office:value="720629" calcext:value-type="float">
            <text:p>720629</text:p>
          </table:table-cell>
          <table:table-cell office:value-type="float" office:value="16724" calcext:value-type="float">
            <text:p>16724</text:p>
          </table:table-cell>
          <table:table-cell table:formula="of:=[.E21]/[.F21]" office:value-type="float" office:value="43.0895120784501" calcext:value-type="float">
            <text:p>43.0895120785</text:p>
          </table:table-cell>
          <table:table-cell office:value-type="float" office:value="854134" calcext:value-type="float">
            <text:p>854134</text:p>
          </table:table-cell>
          <table:table-cell office:value-type="float" office:value="17357" calcext:value-type="float">
            <text:p>17357</text:p>
          </table:table-cell>
          <table:table-cell table:formula="of:=[.H21]/[.I21]" office:value-type="float" office:value="49.2097712738376" calcext:value-type="float">
            <text:p>49.2097712738</text:p>
          </table:table-cell>
          <table:table-cell office:value-type="float" office:value="771351" calcext:value-type="float">
            <text:p>771351</text:p>
          </table:table-cell>
          <table:table-cell office:value-type="float" office:value="16904" calcext:value-type="float">
            <text:p>16904</text:p>
          </table:table-cell>
          <table:table-cell table:formula="of:=[.K21]/[.L21]" office:value-type="float" office:value="45.6312707051585" calcext:value-type="float">
            <text:p>45.6312707052</text:p>
          </table:table-cell>
          <table:table-cell office:value-type="float" office:value="834435" calcext:value-type="float">
            <text:p>834435</text:p>
          </table:table-cell>
          <table:table-cell office:value-type="float" office:value="19205" calcext:value-type="float">
            <text:p>19205</text:p>
          </table:table-cell>
          <table:table-cell table:formula="of:=[.N21]/[.O21]" office:value-type="float" office:value="43.4488414475397" calcext:value-type="float">
            <text:p>43.4488414475</text:p>
          </table:table-cell>
          <table:table-cell office:value-type="float" office:value="933237" calcext:value-type="float">
            <text:p>933237</text:p>
          </table:table-cell>
          <table:table-cell office:value-type="float" office:value="26263" calcext:value-type="float">
            <text:p>26263</text:p>
          </table:table-cell>
          <table:table-cell table:formula="of:=[.Q21]/[.R21]" office:value-type="float" office:value="35.5342877812893" calcext:value-type="float">
            <text:p>35.5342877813</text:p>
          </table:table-cell>
          <table:table-cell office:value-type="float" office:value="1142282" calcext:value-type="float">
            <text:p>1142282</text:p>
          </table:table-cell>
          <table:table-cell office:value-type="float" office:value="26556" calcext:value-type="float">
            <text:p>26556</text:p>
          </table:table-cell>
          <table:table-cell table:formula="of:=[.T21]/[.U21]" office:value-type="float" office:value="43.0140834463022" calcext:value-type="float">
            <text:p>43.0140834463</text:p>
          </table:table-cell>
          <table:table-cell office:value-type="float" office:value="1136686" calcext:value-type="float">
            <text:p>1136686</text:p>
          </table:table-cell>
          <table:table-cell office:value-type="float" office:value="24574" calcext:value-type="float">
            <text:p>24574</text:p>
          </table:table-cell>
          <table:table-cell table:formula="of:=[.W21]/[.X21]" office:value-type="float" office:value="46.255636038089" calcext:value-type="float">
            <text:p>46.2556360381</text:p>
          </table:table-cell>
          <table:table-cell office:value-type="float" office:value="1122685" calcext:value-type="float">
            <text:p>1122685</text:p>
          </table:table-cell>
          <table:table-cell office:value-type="float" office:value="25172" calcext:value-type="float">
            <text:p>25172</text:p>
          </table:table-cell>
          <table:table-cell table:formula="of:=[.Z21]/[.AA21]" office:value-type="float" office:value="44.6005482281901" calcext:value-type="float">
            <text:p>44.6005482282</text:p>
          </table:table-cell>
          <table:table-cell office:value-type="float" office:value="1169717" calcext:value-type="float">
            <text:p>1169717</text:p>
          </table:table-cell>
          <table:table-cell office:value-type="float" office:value="24448" calcext:value-type="float">
            <text:p>24448</text:p>
          </table:table-cell>
          <table:table-cell table:formula="of:=[.AC21]/[.AD21]" office:value-type="float" office:value="47.8450998036649" calcext:value-type="float">
            <text:p>47.8450998037</text:p>
          </table:table-cell>
          <table:table-cell office:value-type="float" office:value="1021940" calcext:value-type="float">
            <text:p>1021940</text:p>
          </table:table-cell>
          <table:table-cell office:value-type="float" office:value="20483" calcext:value-type="float">
            <text:p>20483</text:p>
          </table:table-cell>
          <table:table-cell table:formula="of:=[.AF21]/[.AG21]" office:value-type="float" office:value="49.8921056485866" calcext:value-type="float">
            <text:p>49.8921056486</text:p>
          </table:table-cell>
          <table:table-cell office:value-type="float" office:value="900251" calcext:value-type="float">
            <text:p>900251</text:p>
          </table:table-cell>
          <table:table-cell office:value-type="float" office:value="17940" calcext:value-type="float">
            <text:p>17940</text:p>
          </table:table-cell>
          <table:table-cell table:formula="of:=[.AI21]/[.AJ21]" office:value-type="float" office:value="50.1812151616499" calcext:value-type="float">
            <text:p>50.1812151617</text:p>
          </table:table-cell>
        </table:table-row>
        <table:table-row table:style-name="ro1">
          <table:table-cell table:style-name="ce2" office:value-type="string" calcext:value-type="string">
            <text:p>Mail Online </text:p>
          </table:table-cell>
          <table:table-cell table:number-columns-repeated="2"/>
          <table:table-cell table:formula="of:=[.B22]/[.C22]" office:value-type="string" office:string-value="" calcext:value-type="error">
            <text:p>#DIV/0!</text:p>
          </table:table-cell>
          <table:table-cell table:number-columns-repeated="9"/>
          <table:table-cell office:value-type="float" office:value="568576" calcext:value-type="float">
            <text:p>568576</text:p>
          </table:table-cell>
          <table:table-cell office:value-type="float" office:value="13724" calcext:value-type="float">
            <text:p>13724</text:p>
          </table:table-cell>
          <table:table-cell table:formula="of:=[.N22]/[.O22]" office:value-type="float" office:value="41.4293208976975" calcext:value-type="float">
            <text:p>41.4293208977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mashable.com</text:p>
          </table:table-cell>
          <table:table-cell office:value-type="float" office:value="1421044" calcext:value-type="float">
            <text:p>1421044</text:p>
          </table:table-cell>
          <table:table-cell office:value-type="float" office:value="1406" calcext:value-type="float">
            <text:p>1406</text:p>
          </table:table-cell>
          <table:table-cell table:formula="of:=[.B23]/[.C23]" office:value-type="float" office:value="1010.69985775249" calcext:value-type="float">
            <text:p>1010.6998577525</text:p>
          </table:table-cell>
          <table:table-cell office:value-type="float" office:value="1459562" calcext:value-type="float">
            <text:p>1459562</text:p>
          </table:table-cell>
          <table:table-cell office:value-type="float" office:value="1404" calcext:value-type="float">
            <text:p>1404</text:p>
          </table:table-cell>
          <table:table-cell table:formula="of:=[.E23]/[.F23]" office:value-type="float" office:value="1039.57407407407" calcext:value-type="float">
            <text:p>1039.5740740741</text:p>
          </table:table-cell>
          <table:table-cell office:value-type="float" office:value="1655541" calcext:value-type="float">
            <text:p>1655541</text:p>
          </table:table-cell>
          <table:table-cell office:value-type="float" office:value="1426" calcext:value-type="float">
            <text:p>1426</text:p>
          </table:table-cell>
          <table:table-cell table:formula="of:=[.H23]/[.I23]" office:value-type="float" office:value="1160.96844319776" calcext:value-type="float">
            <text:p>1160.9684431978</text:p>
          </table:table-cell>
          <table:table-cell office:value-type="float" office:value="1829419" calcext:value-type="float">
            <text:p>1829419</text:p>
          </table:table-cell>
          <table:table-cell office:value-type="float" office:value="1645" calcext:value-type="float">
            <text:p>1645</text:p>
          </table:table-cell>
          <table:table-cell table:formula="of:=[.K23]/[.L23]" office:value-type="float" office:value="1112.10881458967" calcext:value-type="float">
            <text:p>1112.1088145897</text:p>
          </table:table-cell>
          <table:table-cell office:value-type="float" office:value="1767630" calcext:value-type="float">
            <text:p>1767630</text:p>
          </table:table-cell>
          <table:table-cell office:value-type="float" office:value="1604" calcext:value-type="float">
            <text:p>1604</text:p>
          </table:table-cell>
          <table:table-cell table:formula="of:=[.N23]/[.O23]" office:value-type="float" office:value="1102.01371571072" calcext:value-type="float">
            <text:p>1102.0137157107</text:p>
          </table:table-cell>
          <table:table-cell office:value-type="float" office:value="1834040" calcext:value-type="float">
            <text:p>1834040</text:p>
          </table:table-cell>
          <table:table-cell office:value-type="float" office:value="1771" calcext:value-type="float">
            <text:p>1771</text:p>
          </table:table-cell>
          <table:table-cell table:formula="of:=[.Q23]/[.R23]" office:value-type="float" office:value="1035.59570863919" calcext:value-type="float">
            <text:p>1035.5957086392</text:p>
          </table:table-cell>
          <table:table-cell office:value-type="float" office:value="1951710" calcext:value-type="float">
            <text:p>1951710</text:p>
          </table:table-cell>
          <table:table-cell office:value-type="float" office:value="1847" calcext:value-type="float">
            <text:p>1847</text:p>
          </table:table-cell>
          <table:table-cell table:formula="of:=[.T23]/[.U23]" office:value-type="float" office:value="1056.6919328641" calcext:value-type="float">
            <text:p>1056.6919328641</text:p>
          </table:table-cell>
          <table:table-cell office:value-type="float" office:value="1656521" calcext:value-type="float">
            <text:p>1656521</text:p>
          </table:table-cell>
          <table:table-cell office:value-type="float" office:value="1698" calcext:value-type="float">
            <text:p>1698</text:p>
          </table:table-cell>
          <table:table-cell table:formula="of:=[.W23]/[.X23]" office:value-type="float" office:value="975.571849234393" calcext:value-type="float">
            <text:p>975.5718492344</text:p>
          </table:table-cell>
          <table:table-cell office:value-type="float" office:value="1856563" calcext:value-type="float">
            <text:p>1856563</text:p>
          </table:table-cell>
          <table:table-cell office:value-type="float" office:value="1877" calcext:value-type="float">
            <text:p>1877</text:p>
          </table:table-cell>
          <table:table-cell table:formula="of:=[.Z23]/[.AA23]" office:value-type="float" office:value="989.111880660629" calcext:value-type="float">
            <text:p>989.1118806606</text:p>
          </table:table-cell>
          <table:table-cell office:value-type="float" office:value="1816282" calcext:value-type="float">
            <text:p>1816282</text:p>
          </table:table-cell>
          <table:table-cell office:value-type="float" office:value="2156" calcext:value-type="float">
            <text:p>2156</text:p>
          </table:table-cell>
          <table:table-cell table:formula="of:=[.AC23]/[.AD23]" office:value-type="float" office:value="842.431354359926" calcext:value-type="float">
            <text:p>842.4313543599</text:p>
          </table:table-cell>
          <table:table-cell office:value-type="float" office:value="1775751" calcext:value-type="float">
            <text:p>1775751</text:p>
          </table:table-cell>
          <table:table-cell office:value-type="float" office:value="1848" calcext:value-type="float">
            <text:p>1848</text:p>
          </table:table-cell>
          <table:table-cell table:formula="of:=[.AF23]/[.AG23]" office:value-type="float" office:value="960.904220779221" calcext:value-type="float">
            <text:p>960.9042207792</text:p>
          </table:table-cell>
          <table:table-cell office:value-type="float" office:value="1600099" calcext:value-type="float">
            <text:p>1600099</text:p>
          </table:table-cell>
          <table:table-cell office:value-type="float" office:value="1653" calcext:value-type="float">
            <text:p>1653</text:p>
          </table:table-cell>
          <table:table-cell table:formula="of:=[.AI23]/[.AJ23]" office:value-type="float" office:value="967.996975196612" calcext:value-type="float">
            <text:p>967.9969751966</text:p>
          </table:table-cell>
        </table:table-row>
        <table:table-row table:style-name="ro1">
          <table:table-cell table:style-name="ce2" office:value-type="string" calcext:value-type="string">
            <text:p>MTV</text:p>
          </table:table-cell>
          <table:table-cell office:value-type="float" office:value="195956" calcext:value-type="float">
            <text:p>195956</text:p>
          </table:table-cell>
          <table:table-cell/>
          <table:table-cell table:formula="of:=[.B24]/[.C24]" office:value-type="string" office:string-value="" calcext:value-type="error">
            <text:p>#DIV/0!</text:p>
          </table:table-cell>
          <table:table-cell table:number-columns-repeated="9"/>
          <table:table-cell office:value-type="float" office:value="427369" calcext:value-type="float">
            <text:p>427369</text:p>
          </table:table-cell>
          <table:table-cell office:value-type="float" office:value="1348" calcext:value-type="float">
            <text:p>1348</text:p>
          </table:table-cell>
          <table:table-cell table:formula="of:=[.N24]/[.O24]" office:value-type="float" office:value="317.039317507418" calcext:value-type="float">
            <text:p>317.0393175074</text:p>
          </table:table-cell>
          <table:table-cell table:number-columns-repeated="3"/>
          <table:table-cell office:value-type="float" office:value="494990" calcext:value-type="float">
            <text:p>494990</text:p>
          </table:table-cell>
          <table:table-cell office:value-type="float" office:value="1778" calcext:value-type="float">
            <text:p>1778</text:p>
          </table:table-cell>
          <table:table-cell table:formula="of:=[.T24]/[.U24]" office:value-type="float" office:value="278.397075365579" calcext:value-type="float">
            <text:p>278.3970753656</text:p>
          </table:table-cell>
          <table:table-cell office:value-type="float" office:value="711517" calcext:value-type="float">
            <text:p>711517</text:p>
          </table:table-cell>
          <table:table-cell office:value-type="float" office:value="1999" calcext:value-type="float">
            <text:p>1999</text:p>
          </table:table-cell>
          <table:table-cell table:formula="of:=[.W24]/[.X24]" office:value-type="float" office:value="355.936468234117" calcext:value-type="float">
            <text:p>355.9364682341</text:p>
          </table:table-cell>
          <table:table-cell table:number-columns-repeated="2"/>
          <table:table-cell table:formula="of:=[.Z24]/[.AA24]" office:value-type="string" office:string-value="" calcext:value-type="error">
            <text:p>#DIV/0!</text:p>
          </table:table-cell>
          <table:table-cell office:value-type="float" office:value="649020" calcext:value-type="float">
            <text:p>649020</text:p>
          </table:table-cell>
          <table:table-cell office:value-type="float" office:value="2109" calcext:value-type="float">
            <text:p>2109</text:p>
          </table:table-cell>
          <table:table-cell table:formula="of:=[.AC24]/[.AD24]" office:value-type="float" office:value="307.73826458037" calcext:value-type="float">
            <text:p>307.7382645804</text:p>
          </table:table-cell>
          <table:table-cell office:value-type="float" office:value="538213" calcext:value-type="float">
            <text:p>538213</text:p>
          </table:table-cell>
          <table:table-cell office:value-type="float" office:value="1783" calcext:value-type="float">
            <text:p>1783</text:p>
          </table:table-cell>
          <table:table-cell table:formula="of:=[.AF24]/[.AG24]" office:value-type="float" office:value="301.858104318564" calcext:value-type="float">
            <text:p>301.8581043186</text:p>
          </table:table-cell>
          <table:table-cell office:value-type="float" office:value="586404" calcext:value-type="float">
            <text:p>586404</text:p>
          </table:table-cell>
          <table:table-cell office:value-type="float" office:value="1485" calcext:value-type="float">
            <text:p>1485</text:p>
          </table:table-cell>
          <table:table-cell table:formula="of:=[.AI24]/[.AJ24]" office:value-type="float" office:value="394.884848484848" calcext:value-type="float">
            <text:p>394.8848484848</text:p>
          </table:table-cell>
        </table:table-row>
        <table:table-row table:style-name="ro1">
          <table:table-cell table:style-name="ce2" office:value-type="string" calcext:value-type="string">
            <text:p>nbcnews.com</text:p>
          </table:table-cell>
          <table:table-cell office:value-type="float" office:value="604614" calcext:value-type="float">
            <text:p>604614</text:p>
          </table:table-cell>
          <table:table-cell office:value-type="float" office:value="16758" calcext:value-type="float">
            <text:p>16758</text:p>
          </table:table-cell>
          <table:table-cell table:formula="of:=[.B25]/[.C25]" office:value-type="float" office:value="36.0791263873971" calcext:value-type="float">
            <text:p>36.0791263874</text:p>
          </table:table-cell>
          <table:table-cell office:value-type="float" office:value="639664" calcext:value-type="float">
            <text:p>639664</text:p>
          </table:table-cell>
          <table:table-cell office:value-type="float" office:value="17298" calcext:value-type="float">
            <text:p>17298</text:p>
          </table:table-cell>
          <table:table-cell table:formula="of:=[.E25]/[.F25]" office:value-type="float" office:value="36.9790727251705" calcext:value-type="float">
            <text:p>36.9790727252</text:p>
          </table:table-cell>
          <table:table-cell office:value-type="float" office:value="778958" calcext:value-type="float">
            <text:p>778958</text:p>
          </table:table-cell>
          <table:table-cell office:value-type="float" office:value="20341" calcext:value-type="float">
            <text:p>20341</text:p>
          </table:table-cell>
          <table:table-cell table:formula="of:=[.H25]/[.I25]" office:value-type="float" office:value="38.2949707487341" calcext:value-type="float">
            <text:p>38.2949707487</text:p>
          </table:table-cell>
          <table:table-cell office:value-type="float" office:value="750495" calcext:value-type="float">
            <text:p>750495</text:p>
          </table:table-cell>
          <table:table-cell office:value-type="float" office:value="20394" calcext:value-type="float">
            <text:p>20394</text:p>
          </table:table-cell>
          <table:table-cell table:formula="of:=[.K25]/[.L25]" office:value-type="float" office:value="36.7997940570756" calcext:value-type="float">
            <text:p>36.7997940571</text:p>
          </table:table-cell>
          <table:table-cell office:value-type="float" office:value="718125" calcext:value-type="float">
            <text:p>718125</text:p>
          </table:table-cell>
          <table:table-cell office:value-type="float" office:value="22671" calcext:value-type="float">
            <text:p>22671</text:p>
          </table:table-cell>
          <table:table-cell table:formula="of:=[.N25]/[.O25]" office:value-type="float" office:value="31.6759296016938" calcext:value-type="float">
            <text:p>31.6759296017</text:p>
          </table:table-cell>
          <table:table-cell office:value-type="float" office:value="745722" calcext:value-type="float">
            <text:p>745722</text:p>
          </table:table-cell>
          <table:table-cell office:value-type="float" office:value="29662" calcext:value-type="float">
            <text:p>29662</text:p>
          </table:table-cell>
          <table:table-cell table:formula="of:=[.Q25]/[.R25]" office:value-type="float" office:value="25.1406513384128" calcext:value-type="float">
            <text:p>25.1406513384</text:p>
          </table:table-cell>
          <table:table-cell office:value-type="float" office:value="859846" calcext:value-type="float">
            <text:p>859846</text:p>
          </table:table-cell>
          <table:table-cell office:value-type="float" office:value="35377" calcext:value-type="float">
            <text:p>35377</text:p>
          </table:table-cell>
          <table:table-cell table:formula="of:=[.T25]/[.U25]" office:value-type="float" office:value="24.3052265596291" calcext:value-type="float">
            <text:p>24.3052265596</text:p>
          </table:table-cell>
          <table:table-cell office:value-type="float" office:value="894472" calcext:value-type="float">
            <text:p>894472</text:p>
          </table:table-cell>
          <table:table-cell office:value-type="float" office:value="36084" calcext:value-type="float">
            <text:p>36084</text:p>
          </table:table-cell>
          <table:table-cell table:formula="of:=[.W25]/[.X25]" office:value-type="float" office:value="24.7886043675867" calcext:value-type="float">
            <text:p>24.7886043676</text:p>
          </table:table-cell>
          <table:table-cell office:value-type="float" office:value="954239" calcext:value-type="float">
            <text:p>954239</text:p>
          </table:table-cell>
          <table:table-cell office:value-type="float" office:value="39096" calcext:value-type="float">
            <text:p>39096</text:p>
          </table:table-cell>
          <table:table-cell table:formula="of:=[.Z25]/[.AA25]" office:value-type="float" office:value="24.4075864538572" calcext:value-type="float">
            <text:p>24.4075864539</text:p>
          </table:table-cell>
          <table:table-cell office:value-type="float" office:value="952660" calcext:value-type="float">
            <text:p>952660</text:p>
          </table:table-cell>
          <table:table-cell office:value-type="float" office:value="41619" calcext:value-type="float">
            <text:p>41619</text:p>
          </table:table-cell>
          <table:table-cell table:formula="of:=[.AC25]/[.AD25]" office:value-type="float" office:value="22.8900261899613" calcext:value-type="float">
            <text:p>22.89002619</text:p>
          </table:table-cell>
          <table:table-cell office:value-type="float" office:value="925409" calcext:value-type="float">
            <text:p>925409</text:p>
          </table:table-cell>
          <table:table-cell office:value-type="float" office:value="38300" calcext:value-type="float">
            <text:p>38300</text:p>
          </table:table-cell>
          <table:table-cell table:formula="of:=[.AF25]/[.AG25]" office:value-type="float" office:value="24.1621148825065" calcext:value-type="float">
            <text:p>24.1621148825</text:p>
          </table:table-cell>
          <table:table-cell office:value-type="float" office:value="873504" calcext:value-type="float">
            <text:p>873504</text:p>
          </table:table-cell>
          <table:table-cell office:value-type="float" office:value="34124" calcext:value-type="float">
            <text:p>34124</text:p>
          </table:table-cell>
          <table:table-cell table:formula="of:=[.AI25]/[.AJ25]" office:value-type="float" office:value="25.5979369358809" calcext:value-type="float">
            <text:p>25.5979369359</text:p>
          </table:table-cell>
        </table:table-row>
        <table:table-row table:style-name="ro1">
          <table:table-cell table:style-name="ce2" office:value-type="string" calcext:value-type="string">
            <text:p>NDTV</text:p>
          </table:table-cell>
          <table:table-cell office:value-type="float" office:value="217923" calcext:value-type="float">
            <text:p>217923</text:p>
          </table:table-cell>
          <table:table-cell/>
          <table:table-cell table:formula="of:=[.B26]/[.C26]" office:value-type="string" office:string-value="" calcext:value-type="error">
            <text:p>#DIV/0!</text:p>
          </table:table-cell>
          <table:table-cell table:number-columns-repeated="6"/>
          <table:table-cell office:value-type="float" office:value="457325" calcext:value-type="float">
            <text:p>457325</text:p>
          </table:table-cell>
          <table:table-cell office:value-type="float" office:value="8755" calcext:value-type="float">
            <text:p>8755</text:p>
          </table:table-cell>
          <table:table-cell table:formula="of:=[.K26]/[.L26]" office:value-type="float" office:value="52.2358652198744" calcext:value-type="float">
            <text:p>52.2358652199</text:p>
          </table:table-cell>
          <table:table-cell office:value-type="float" office:value="423457" calcext:value-type="float">
            <text:p>423457</text:p>
          </table:table-cell>
          <table:table-cell office:value-type="float" office:value="10109" calcext:value-type="float">
            <text:p>10109</text:p>
          </table:table-cell>
          <table:table-cell table:formula="of:=[.N26]/[.O26]" office:value-type="float" office:value="41.8891087150064" calcext:value-type="float">
            <text:p>41.889108715</text:p>
          </table:table-cell>
          <table:table-cell table:number-columns-repeated="9"/>
          <table:table-cell office:value-type="float" office:value="646150" calcext:value-type="float">
            <text:p>646150</text:p>
          </table:table-cell>
          <table:table-cell office:value-type="float" office:value="9329" calcext:value-type="float">
            <text:p>9329</text:p>
          </table:table-cell>
          <table:table-cell table:formula="of:=[.Z26]/[.AA26]" office:value-type="float" office:value="69.262514738986" calcext:value-type="float">
            <text:p>69.262514739</text:p>
          </table:table-cell>
          <table:table-cell office:value-type="float" office:value="590942" calcext:value-type="float">
            <text:p>590942</text:p>
          </table:table-cell>
          <table:table-cell office:value-type="float" office:value="7631" calcext:value-type="float">
            <text:p>7631</text:p>
          </table:table-cell>
          <table:table-cell table:formula="of:=[.AC26]/[.AD26]" office:value-type="float" office:value="77.4396540427205" calcext:value-type="float">
            <text:p>77.4396540427</text:p>
          </table:table-cell>
          <table:table-cell table:number-columns-repeated="3"/>
          <table:table-cell office:value-type="float" office:value="480320" calcext:value-type="float">
            <text:p>480320</text:p>
          </table:table-cell>
          <table:table-cell office:value-type="float" office:value="7047" calcext:value-type="float">
            <text:p>7047</text:p>
          </table:table-cell>
          <table:table-cell table:formula="of:=[.AI26]/[.AJ26]" office:value-type="float" office:value="68.1595004966652" calcext:value-type="float">
            <text:p>68.1595004967</text:p>
          </table:table-cell>
        </table:table-row>
        <table:table-row table:style-name="ro1">
          <table:table-cell table:style-name="ce2" office:value-type="string" calcext:value-type="string">
            <text:p>nytimes.com</text:p>
          </table:table-cell>
          <table:table-cell/>
          <table:table-cell office:value-type="float" office:value="7678" calcext:value-type="float">
            <text:p>7678</text:p>
          </table:table-cell>
          <table:table-cell table:formula="of:=[.B27]/[.C27]" office:value-type="float" office:value="0" calcext:value-type="float">
            <text:p>0</text:p>
          </table:table-cell>
          <table:table-cell office:value-type="float" office:value="1280818" calcext:value-type="float">
            <text:p>1280818</text:p>
          </table:table-cell>
          <table:table-cell office:value-type="float" office:value="7127" calcext:value-type="float">
            <text:p>7127</text:p>
          </table:table-cell>
          <table:table-cell table:formula="of:=[.E27]/[.F27]" office:value-type="float" office:value="179.713483934334" calcext:value-type="float">
            <text:p>179.7134839343</text:p>
          </table:table-cell>
          <table:table-cell office:value-type="float" office:value="1836429" calcext:value-type="float">
            <text:p>1836429</text:p>
          </table:table-cell>
          <table:table-cell office:value-type="float" office:value="8015" calcext:value-type="float">
            <text:p>8015</text:p>
          </table:table-cell>
          <table:table-cell table:formula="of:=[.H27]/[.I27]" office:value-type="float" office:value="229.124017467249" calcext:value-type="float">
            <text:p>229.1240174672</text:p>
          </table:table-cell>
          <table:table-cell office:value-type="float" office:value="1997272" calcext:value-type="float">
            <text:p>1997272</text:p>
          </table:table-cell>
          <table:table-cell office:value-type="float" office:value="7853" calcext:value-type="float">
            <text:p>7853</text:p>
          </table:table-cell>
          <table:table-cell table:formula="of:=[.K27]/[.L27]" office:value-type="float" office:value="254.332357060996" calcext:value-type="float">
            <text:p>254.332357061</text:p>
          </table:table-cell>
          <table:table-cell office:value-type="float" office:value="2112842" calcext:value-type="float">
            <text:p>2112842</text:p>
          </table:table-cell>
          <table:table-cell office:value-type="float" office:value="9016" calcext:value-type="float">
            <text:p>9016</text:p>
          </table:table-cell>
          <table:table-cell table:formula="of:=[.N27]/[.O27]" office:value-type="float" office:value="234.343611357587" calcext:value-type="float">
            <text:p>234.3436113576</text:p>
          </table:table-cell>
          <table:table-cell office:value-type="float" office:value="2284778" calcext:value-type="float">
            <text:p>2284778</text:p>
          </table:table-cell>
          <table:table-cell office:value-type="float" office:value="8990" calcext:value-type="float">
            <text:p>8990</text:p>
          </table:table-cell>
          <table:table-cell table:formula="of:=[.Q27]/[.R27]" office:value-type="float" office:value="254.146607341491" calcext:value-type="float">
            <text:p>254.1466073415</text:p>
          </table:table-cell>
          <table:table-cell office:value-type="float" office:value="2476791" calcext:value-type="float">
            <text:p>2476791</text:p>
          </table:table-cell>
          <table:table-cell office:value-type="float" office:value="9246" calcext:value-type="float">
            <text:p>9246</text:p>
          </table:table-cell>
          <table:table-cell table:formula="of:=[.T27]/[.U27]" office:value-type="float" office:value="267.877027903958" calcext:value-type="float">
            <text:p>267.877027904</text:p>
          </table:table-cell>
          <table:table-cell office:value-type="float" office:value="2354626" calcext:value-type="float">
            <text:p>2354626</text:p>
          </table:table-cell>
          <table:table-cell office:value-type="float" office:value="8637" calcext:value-type="float">
            <text:p>8637</text:p>
          </table:table-cell>
          <table:table-cell table:formula="of:=[.W27]/[.X27]" office:value-type="float" office:value="272.620817413454" calcext:value-type="float">
            <text:p>272.6208174135</text:p>
          </table:table-cell>
          <table:table-cell office:value-type="float" office:value="2420402" calcext:value-type="float">
            <text:p>2420402</text:p>
          </table:table-cell>
          <table:table-cell office:value-type="float" office:value="9268" calcext:value-type="float">
            <text:p>9268</text:p>
          </table:table-cell>
          <table:table-cell table:formula="of:=[.Z27]/[.AA27]" office:value-type="float" office:value="261.156883901597" calcext:value-type="float">
            <text:p>261.1568839016</text:p>
          </table:table-cell>
          <table:table-cell office:value-type="float" office:value="2597804" calcext:value-type="float">
            <text:p>2597804</text:p>
          </table:table-cell>
          <table:table-cell office:value-type="float" office:value="9416" calcext:value-type="float">
            <text:p>9416</text:p>
          </table:table-cell>
          <table:table-cell table:formula="of:=[.AC27]/[.AD27]" office:value-type="float" office:value="275.892523364486" calcext:value-type="float">
            <text:p>275.8925233645</text:p>
          </table:table-cell>
          <table:table-cell office:value-type="float" office:value="2221533" calcext:value-type="float">
            <text:p>2221533</text:p>
          </table:table-cell>
          <table:table-cell office:value-type="float" office:value="8431" calcext:value-type="float">
            <text:p>8431</text:p>
          </table:table-cell>
          <table:table-cell table:formula="of:=[.AF27]/[.AG27]" office:value-type="float" office:value="263.495789348832" calcext:value-type="float">
            <text:p>263.4957893488</text:p>
          </table:table-cell>
          <table:table-cell office:value-type="float" office:value="2179163" calcext:value-type="float">
            <text:p>2179163</text:p>
          </table:table-cell>
          <table:table-cell office:value-type="float" office:value="7704" calcext:value-type="float">
            <text:p>7704</text:p>
          </table:table-cell>
          <table:table-cell table:formula="of:=[.AI27]/[.AJ27]" office:value-type="float" office:value="282.861240913811" calcext:value-type="float">
            <text:p>282.8612409138</text:p>
          </table:table-cell>
        </table:table-row>
        <table:table-row table:style-name="ro1">
          <table:table-cell table:style-name="ce2" office:value-type="string" calcext:value-type="string">
            <text:p>rt.com</text:p>
          </table:table-cell>
          <table:table-cell office:value-type="float" office:value="240797" calcext:value-type="float">
            <text:p>240797</text:p>
          </table:table-cell>
          <table:table-cell/>
          <table:table-cell table:formula="of:=[.B28]/[.C28]" office:value-type="string" office:string-value="" calcext:value-type="error">
            <text:p>#DIV/0!</text:p>
          </table:table-cell>
          <table:table-cell table:number-columns-repeated="15"/>
          <table:table-cell office:value-type="float" office:value="571846" calcext:value-type="float">
            <text:p>571846</text:p>
          </table:table-cell>
          <table:table-cell office:value-type="float" office:value="1466" calcext:value-type="float">
            <text:p>1466</text:p>
          </table:table-cell>
          <table:table-cell table:formula="of:=[.T28]/[.U28]" office:value-type="float" office:value="390.072305593452" calcext:value-type="float">
            <text:p>390.0723055935</text:p>
          </table:table-cell>
          <table:table-cell office:value-type="float" office:value="582014" calcext:value-type="float">
            <text:p>582014</text:p>
          </table:table-cell>
          <table:table-cell office:value-type="float" office:value="1283" calcext:value-type="float">
            <text:p>1283</text:p>
          </table:table-cell>
          <table:table-cell table:formula="of:=[.W28]/[.X28]" office:value-type="float" office:value="453.635229929852" calcext:value-type="float">
            <text:p>453.6352299299</text:p>
          </table:table-cell>
          <table:table-cell table:number-columns-repeated="2"/>
          <table:table-cell table:formula="of:=[.Z28]/[.AA28]" office:value-type="string" office:string-value="" calcext:value-type="error">
            <text:p>#DIV/0!</text:p>
          </table:table-cell>
          <table:table-cell office:value-type="float" office:value="549224" calcext:value-type="float">
            <text:p>549224</text:p>
          </table:table-cell>
          <table:table-cell office:value-type="float" office:value="1919" calcext:value-type="float">
            <text:p>1919</text:p>
          </table:table-cell>
          <table:table-cell table:formula="of:=[.AC28]/[.AD28]" office:value-type="float" office:value="286.203230849401" calcext:value-type="float">
            <text:p>286.2032308494</text:p>
          </table:table-cell>
          <table:table-cell office:value-type="float" office:value="567368" calcext:value-type="float">
            <text:p>567368</text:p>
          </table:table-cell>
          <table:table-cell office:value-type="float" office:value="1998" calcext:value-type="float">
            <text:p>1998</text:p>
          </table:table-cell>
          <table:table-cell table:formula="of:=[.AF28]/[.AG28]" office:value-type="float" office:value="283.967967967968" calcext:value-type="float">
            <text:p>283.967967968</text:p>
          </table:table-cell>
          <table:table-cell office:value-type="float" office:value="504069" calcext:value-type="float">
            <text:p>504069</text:p>
          </table:table-cell>
          <table:table-cell office:value-type="float" office:value="2089" calcext:value-type="float">
            <text:p>2089</text:p>
          </table:table-cell>
          <table:table-cell table:formula="of:=[.AI28]/[.AJ28]" office:value-type="float" office:value="241.296792723791" calcext:value-type="float">
            <text:p>241.2967927238</text:p>
          </table:table-cell>
        </table:table-row>
        <table:table-row table:style-name="ro1">
          <table:table-cell table:style-name="ce2" office:value-type="string" calcext:value-type="string">
            <text:p>techcrunch.com</text:p>
          </table:table-cell>
          <table:table-cell/>
          <table:table-cell office:value-type="float" office:value="1123" calcext:value-type="float">
            <text:p>1123</text:p>
          </table:table-cell>
          <table:table-cell table:formula="of:=[.B29]/[.C29]" office:value-type="float" office:value="0" calcext:value-type="float">
            <text:p>0</text:p>
          </table:table-cell>
          <table:table-cell office:value-type="float" office:value="458158" calcext:value-type="float">
            <text:p>458158</text:p>
          </table:table-cell>
          <table:table-cell office:value-type="float" office:value="1131" calcext:value-type="float">
            <text:p>1131</text:p>
          </table:table-cell>
          <table:table-cell table:formula="of:=[.E29]/[.F29]" office:value-type="float" office:value="405.091069849691" calcext:value-type="float">
            <text:p>405.0910698497</text:p>
          </table:table-cell>
          <table:table-cell table:number-columns-repeated="30"/>
        </table:table-row>
        <table:table-row table:style-name="ro1">
          <table:table-cell table:style-name="ce2" office:value-type="string" calcext:value-type="string">
            <text:p>telegraph.co.uk</text:p>
          </table:table-cell>
          <table:table-cell/>
          <table:table-cell office:value-type="float" office:value="9037" calcext:value-type="float">
            <text:p>9037</text:p>
          </table:table-cell>
          <table:table-cell table:formula="of:=[.B30]/[.C30]" office:value-type="float" office:value="0" calcext:value-type="float">
            <text:p>0</text:p>
          </table:table-cell>
          <table:table-cell office:value-type="float" office:value="501454" calcext:value-type="float">
            <text:p>501454</text:p>
          </table:table-cell>
          <table:table-cell office:value-type="float" office:value="12942" calcext:value-type="float">
            <text:p>12942</text:p>
          </table:table-cell>
          <table:table-cell table:formula="of:=[.E30]/[.F30]" office:value-type="float" office:value="38.7462525112038" calcext:value-type="float">
            <text:p>38.7462525112</text:p>
          </table:table-cell>
          <table:table-cell office:value-type="float" office:value="592653" calcext:value-type="float">
            <text:p>592653</text:p>
          </table:table-cell>
          <table:table-cell office:value-type="float" office:value="13694" calcext:value-type="float">
            <text:p>13694</text:p>
          </table:table-cell>
          <table:table-cell table:formula="of:=[.H30]/[.I30]" office:value-type="float" office:value="43.2782970644078" calcext:value-type="float">
            <text:p>43.2782970644</text:p>
          </table:table-cell>
          <table:table-cell table:number-columns-repeated="9"/>
          <table:table-cell office:value-type="float" office:value="888507" calcext:value-type="float">
            <text:p>888507</text:p>
          </table:table-cell>
          <table:table-cell office:value-type="float" office:value="15966" calcext:value-type="float">
            <text:p>15966</text:p>
          </table:table-cell>
          <table:table-cell table:formula="of:=[.T30]/[.U30]" office:value-type="float" office:value="55.6499436302142" calcext:value-type="float">
            <text:p>55.6499436302</text:p>
          </table:table-cell>
          <table:table-cell office:value-type="float" office:value="890322" calcext:value-type="float">
            <text:p>890322</text:p>
          </table:table-cell>
          <table:table-cell office:value-type="float" office:value="13613" calcext:value-type="float">
            <text:p>13613</text:p>
          </table:table-cell>
          <table:table-cell table:formula="of:=[.W30]/[.X30]" office:value-type="float" office:value="65.4023360023507" calcext:value-type="float">
            <text:p>65.4023360024</text:p>
          </table:table-cell>
          <table:table-cell office:value-type="float" office:value="895292" calcext:value-type="float">
            <text:p>895292</text:p>
          </table:table-cell>
          <table:table-cell office:value-type="float" office:value="14450" calcext:value-type="float">
            <text:p>14450</text:p>
          </table:table-cell>
          <table:table-cell table:formula="of:=[.Z30]/[.AA30]" office:value-type="float" office:value="61.9579238754325" calcext:value-type="float">
            <text:p>61.9579238754</text:p>
          </table:table-cell>
          <table:table-cell office:value-type="float" office:value="936743" calcext:value-type="float">
            <text:p>936743</text:p>
          </table:table-cell>
          <table:table-cell office:value-type="float" office:value="17795" calcext:value-type="float">
            <text:p>17795</text:p>
          </table:table-cell>
          <table:table-cell table:formula="of:=[.AC30]/[.AD30]" office:value-type="float" office:value="52.6407979769598" calcext:value-type="float">
            <text:p>52.640797977</text:p>
          </table:table-cell>
          <table:table-cell office:value-type="float" office:value="908918" calcext:value-type="float">
            <text:p>908918</text:p>
          </table:table-cell>
          <table:table-cell office:value-type="float" office:value="17644" calcext:value-type="float">
            <text:p>17644</text:p>
          </table:table-cell>
          <table:table-cell table:formula="of:=[.AF30]/[.AG30]" office:value-type="float" office:value="51.5142824756291" calcext:value-type="float">
            <text:p>51.5142824756</text:p>
          </table:table-cell>
          <table:table-cell office:value-type="float" office:value="821220" calcext:value-type="float">
            <text:p>821220</text:p>
          </table:table-cell>
          <table:table-cell office:value-type="float" office:value="11598" calcext:value-type="float">
            <text:p>11598</text:p>
          </table:table-cell>
          <table:table-cell table:formula="of:=[.AI30]/[.AJ30]" office:value-type="float" office:value="70.8070356958096" calcext:value-type="float">
            <text:p>70.8070356958</text:p>
          </table:table-cell>
        </table:table-row>
        <table:table-row table:style-name="ro1">
          <table:table-cell table:style-name="ce2" office:value-type="string" calcext:value-type="string">
            <text:p>The Independent</text:p>
          </table:table-cell>
          <table:table-cell office:value-type="float" office:value="339359" calcext:value-type="float">
            <text:p>339359</text:p>
          </table:table-cell>
          <table:table-cell/>
          <table:table-cell table:formula="of:=[.B31]/[.C31]" office:value-type="string" office:string-value="" calcext:value-type="error">
            <text:p>#DIV/0!</text:p>
          </table:table-cell>
          <table:table-cell table:number-columns-repeated="5"/>
          <table:table-cell table:formula="of:=[.H31]/[.I31]" office:value-type="string" office:string-value="" calcext:value-type="error">
            <text:p>#DIV/0!</text:p>
          </table:table-cell>
          <table:table-cell office:value-type="float" office:value="391714" calcext:value-type="float">
            <text:p>391714</text:p>
          </table:table-cell>
          <table:table-cell office:value-type="float" office:value="6231" calcext:value-type="float">
            <text:p>6231</text:p>
          </table:table-cell>
          <table:table-cell table:formula="of:=[.K31]/[.L31]" office:value-type="float" office:value="62.8653506660247" calcext:value-type="float">
            <text:p>62.865350666</text:p>
          </table:table-cell>
          <table:table-cell office:value-type="float" office:value="461106" calcext:value-type="float">
            <text:p>461106</text:p>
          </table:table-cell>
          <table:table-cell office:value-type="float" office:value="6035" calcext:value-type="float">
            <text:p>6035</text:p>
          </table:table-cell>
          <table:table-cell table:formula="of:=[.N31]/[.O31]" office:value-type="float" office:value="76.4053024026512" calcext:value-type="float">
            <text:p>76.4053024027</text:p>
          </table:table-cell>
          <table:table-cell office:value-type="float" office:value="445043" calcext:value-type="float">
            <text:p>445043</text:p>
          </table:table-cell>
          <table:table-cell office:value-type="float" office:value="6840" calcext:value-type="float">
            <text:p>6840</text:p>
          </table:table-cell>
          <table:table-cell table:formula="of:=[.Q31]/[.R31]" office:value-type="float" office:value="65.0647660818713" calcext:value-type="float">
            <text:p>65.0647660819</text:p>
          </table:table-cell>
          <table:table-cell office:value-type="float" office:value="692636" calcext:value-type="float">
            <text:p>692636</text:p>
          </table:table-cell>
          <table:table-cell office:value-type="float" office:value="6891" calcext:value-type="float">
            <text:p>6891</text:p>
          </table:table-cell>
          <table:table-cell table:formula="of:=[.T31]/[.U31]" office:value-type="float" office:value="100.513133072123" calcext:value-type="float">
            <text:p>100.5131330721</text:p>
          </table:table-cell>
          <table:table-cell office:value-type="float" office:value="672218" calcext:value-type="float">
            <text:p>672218</text:p>
          </table:table-cell>
          <table:table-cell office:value-type="float" office:value="6616" calcext:value-type="float">
            <text:p>6616</text:p>
          </table:table-cell>
          <table:table-cell table:formula="of:=[.W31]/[.X31]" office:value-type="float" office:value="101.604897218863" calcext:value-type="float">
            <text:p>101.6048972189</text:p>
          </table:table-cell>
          <table:table-cell office:value-type="float" office:value="597918" calcext:value-type="float">
            <text:p>597918</text:p>
          </table:table-cell>
          <table:table-cell office:value-type="float" office:value="6581" calcext:value-type="float">
            <text:p>6581</text:p>
          </table:table-cell>
          <table:table-cell table:formula="of:=[.Z31]/[.AA31]" office:value-type="float" office:value="90.8551891809755" calcext:value-type="float">
            <text:p>90.855189181</text:p>
          </table:table-cell>
          <table:table-cell office:value-type="float" office:value="745902" calcext:value-type="float">
            <text:p>745902</text:p>
          </table:table-cell>
          <table:table-cell office:value-type="float" office:value="6751" calcext:value-type="float">
            <text:p>6751</text:p>
          </table:table-cell>
          <table:table-cell table:formula="of:=[.AC31]/[.AD31]" office:value-type="float" office:value="110.487631462006" calcext:value-type="float">
            <text:p>110.487631462</text:p>
          </table:table-cell>
          <table:table-cell office:value-type="float" office:value="820948" calcext:value-type="float">
            <text:p>820948</text:p>
          </table:table-cell>
          <table:table-cell office:value-type="float" office:value="6324" calcext:value-type="float">
            <text:p>6324</text:p>
          </table:table-cell>
          <table:table-cell table:formula="of:=[.AF31]/[.AG31]" office:value-type="float" office:value="129.8146742568" calcext:value-type="float">
            <text:p>129.8146742568</text:p>
          </table:table-cell>
          <table:table-cell office:value-type="float" office:value="671347" calcext:value-type="float">
            <text:p>671347</text:p>
          </table:table-cell>
          <table:table-cell office:value-type="float" office:value="5459" calcext:value-type="float">
            <text:p>5459</text:p>
          </table:table-cell>
          <table:table-cell table:formula="of:=[.AI31]/[.AJ31]" office:value-type="float" office:value="122.979849789339" calcext:value-type="float">
            <text:p>122.9798497893</text:p>
          </table:table-cell>
        </table:table-row>
        <table:table-row table:style-name="ro1">
          <table:table-cell table:style-name="ce2" office:value-type="string" calcext:value-type="string">
            <text:p>The India Times</text:p>
          </table:table-cell>
          <table:table-cell office:value-type="float" office:value="269002" calcext:value-type="float">
            <text:p>269002</text:p>
          </table:table-cell>
          <table:table-cell/>
          <table:table-cell table:formula="of:=[.B32]/[.C32]" office:value-type="string" office:string-value="" calcext:value-type="error">
            <text:p>#DIV/0!</text:p>
          </table:table-cell>
          <table:table-cell table:number-columns-repeated="3"/>
          <table:table-cell office:value-type="float" office:value="392904" calcext:value-type="float">
            <text:p>392904</text:p>
          </table:table-cell>
          <table:table-cell office:value-type="float" office:value="22645" calcext:value-type="float">
            <text:p>22645</text:p>
          </table:table-cell>
          <table:table-cell table:formula="of:=[.H32]/[.I32]" office:value-type="float" office:value="17.3505851181276" calcext:value-type="float">
            <text:p>17.3505851181</text:p>
          </table:table-cell>
          <table:table-cell office:value-type="float" office:value="527801" calcext:value-type="float">
            <text:p>527801</text:p>
          </table:table-cell>
          <table:table-cell office:value-type="float" office:value="22240" calcext:value-type="float">
            <text:p>22240</text:p>
          </table:table-cell>
          <table:table-cell table:formula="of:=[.K32]/[.L32]" office:value-type="float" office:value="23.732059352518" calcext:value-type="float">
            <text:p>23.7320593525</text:p>
          </table:table-cell>
          <table:table-cell office:value-type="float" office:value="432944" calcext:value-type="float">
            <text:p>432944</text:p>
          </table:table-cell>
          <table:table-cell office:value-type="float" office:value="23810" calcext:value-type="float">
            <text:p>23810</text:p>
          </table:table-cell>
          <table:table-cell table:formula="of:=[.N32]/[.O32]" office:value-type="float" office:value="18.1832843343133" calcext:value-type="float">
            <text:p>18.1832843343</text:p>
          </table:table-cell>
          <table:table-cell office:value-type="float" office:value="445467" calcext:value-type="float">
            <text:p>445467</text:p>
          </table:table-cell>
          <table:table-cell office:value-type="float" office:value="22431" calcext:value-type="float">
            <text:p>22431</text:p>
          </table:table-cell>
          <table:table-cell table:formula="of:=[.Q32]/[.R32]" office:value-type="float" office:value="19.8594356025144" calcext:value-type="float">
            <text:p>19.8594356025</text:p>
          </table:table-cell>
          <table:table-cell table:number-columns-repeated="3"/>
          <table:table-cell office:value-type="float" office:value="508282" calcext:value-type="float">
            <text:p>508282</text:p>
          </table:table-cell>
          <table:table-cell office:value-type="float" office:value="34342" calcext:value-type="float">
            <text:p>34342</text:p>
          </table:table-cell>
          <table:table-cell table:formula="of:=[.W32]/[.X32]" office:value-type="float" office:value="14.8005940248093" calcext:value-type="float">
            <text:p>14.8005940248</text:p>
          </table:table-cell>
          <table:table-cell office:value-type="float" office:value="535623" calcext:value-type="float">
            <text:p>535623</text:p>
          </table:table-cell>
          <table:table-cell office:value-type="float" office:value="36191" calcext:value-type="float">
            <text:p>36191</text:p>
          </table:table-cell>
          <table:table-cell table:formula="of:=[.Z32]/[.AA32]" office:value-type="float" office:value="14.7998950015197" calcext:value-type="float">
            <text:p>14.7998950015</text:p>
          </table:table-cell>
          <table:table-cell office:value-type="float" office:value="540246" calcext:value-type="float">
            <text:p>540246</text:p>
          </table:table-cell>
          <table:table-cell office:value-type="float" office:value="32484" calcext:value-type="float">
            <text:p>32484</text:p>
          </table:table-cell>
          <table:table-cell table:formula="of:=[.AC32]/[.AD32]" office:value-type="float" office:value="16.6311414850388" calcext:value-type="float">
            <text:p>16.631141485</text:p>
          </table:table-cell>
          <table:table-cell office:value-type="float" office:value="548334" calcext:value-type="float">
            <text:p>548334</text:p>
          </table:table-cell>
          <table:table-cell office:value-type="float" office:value="34794" calcext:value-type="float">
            <text:p>34794</text:p>
          </table:table-cell>
          <table:table-cell table:formula="of:=[.AF32]/[.AG32]" office:value-type="float" office:value="15.7594412829798" calcext:value-type="float">
            <text:p>15.759441283</text:p>
          </table:table-cell>
          <table:table-cell office:value-type="float" office:value="526499" calcext:value-type="float">
            <text:p>526499</text:p>
          </table:table-cell>
          <table:table-cell office:value-type="float" office:value="35108" calcext:value-type="float">
            <text:p>35108</text:p>
          </table:table-cell>
          <table:table-cell table:formula="of:=[.AI32]/[.AJ32]" office:value-type="float" office:value="14.9965534920816" calcext:value-type="float">
            <text:p>14.9965534921</text:p>
          </table:table-cell>
        </table:table-row>
        <table:table-row table:style-name="ro1">
          <table:table-cell table:style-name="ce2" office:value-type="string" calcext:value-type="string">
            <text:p>The LA Times</text:p>
          </table:table-cell>
          <table:table-cell office:value-type="float" office:value="304475" calcext:value-type="float">
            <text:p>304475</text:p>
          </table:table-cell>
          <table:table-cell/>
          <table:table-cell table:formula="of:=[.B33]/[.C33]" office:value-type="string" office:string-value="" calcext:value-type="error">
            <text:p>#DIV/0!</text:p>
          </table:table-cell>
          <table:table-cell table:number-columns-repeated="3"/>
          <table:table-cell office:value-type="float" office:value="492805" calcext:value-type="float">
            <text:p>492805</text:p>
          </table:table-cell>
          <table:table-cell office:value-type="float" office:value="5167" calcext:value-type="float">
            <text:p>5167</text:p>
          </table:table-cell>
          <table:table-cell table:formula="of:=[.H33]/[.I33]" office:value-type="float" office:value="95.3754596477647" calcext:value-type="float">
            <text:p>95.3754596478</text:p>
          </table:table-cell>
          <table:table-cell office:value-type="float" office:value="420958" calcext:value-type="float">
            <text:p>420958</text:p>
          </table:table-cell>
          <table:table-cell office:value-type="float" office:value="4904" calcext:value-type="float">
            <text:p>4904</text:p>
          </table:table-cell>
          <table:table-cell table:formula="of:=[.K33]/[.L33]" office:value-type="float" office:value="85.8397226753671" calcext:value-type="float">
            <text:p>85.8397226754</text:p>
          </table:table-cell>
          <table:table-cell office:value-type="float" office:value="581927" calcext:value-type="float">
            <text:p>581927</text:p>
          </table:table-cell>
          <table:table-cell office:value-type="float" office:value="5788" calcext:value-type="float">
            <text:p>5788</text:p>
          </table:table-cell>
          <table:table-cell table:formula="of:=[.N33]/[.O33]" office:value-type="float" office:value="100.540255701451" calcext:value-type="float">
            <text:p>100.5402557015</text:p>
          </table:table-cell>
          <table:table-cell office:value-type="float" office:value="522968" calcext:value-type="float">
            <text:p>522968</text:p>
          </table:table-cell>
          <table:table-cell office:value-type="float" office:value="5654" calcext:value-type="float">
            <text:p>5654</text:p>
          </table:table-cell>
          <table:table-cell table:formula="of:=[.Q33]/[.R33]" office:value-type="float" office:value="92.4952246197382" calcext:value-type="float">
            <text:p>92.4952246197</text:p>
          </table:table-cell>
          <table:table-cell table:number-columns-repeated="17"/>
          <table:table-cell table:formula="of:=[.AI33]/[.AJ33]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string" calcext:value-type="string">
            <text:p>theguardian.com</text:p>
          </table:table-cell>
          <table:table-cell/>
          <table:table-cell office:value-type="float" office:value="12152" calcext:value-type="float">
            <text:p>12152</text:p>
          </table:table-cell>
          <table:table-cell table:formula="of:=[.B34]/[.C34]" office:value-type="float" office:value="0" calcext:value-type="float">
            <text:p>0</text:p>
          </table:table-cell>
          <table:table-cell office:value-type="float" office:value="1066489" calcext:value-type="float">
            <text:p>1066489</text:p>
          </table:table-cell>
          <table:table-cell office:value-type="float" office:value="11345" calcext:value-type="float">
            <text:p>11345</text:p>
          </table:table-cell>
          <table:table-cell table:formula="of:=[.E34]/[.F34]" office:value-type="float" office:value="94.0052005288674" calcext:value-type="float">
            <text:p>94.0052005289</text:p>
          </table:table-cell>
          <table:table-cell office:value-type="float" office:value="1156510" calcext:value-type="float">
            <text:p>1156510</text:p>
          </table:table-cell>
          <table:table-cell office:value-type="float" office:value="12425" calcext:value-type="float">
            <text:p>12425</text:p>
          </table:table-cell>
          <table:table-cell table:formula="of:=[.H34]/[.I34]" office:value-type="float" office:value="93.0792756539235" calcext:value-type="float">
            <text:p>93.0792756539</text:p>
          </table:table-cell>
          <table:table-cell office:value-type="float" office:value="1130401" calcext:value-type="float">
            <text:p>1130401</text:p>
          </table:table-cell>
          <table:table-cell office:value-type="float" office:value="11178" calcext:value-type="float">
            <text:p>11178</text:p>
          </table:table-cell>
          <table:table-cell table:formula="of:=[.K34]/[.L34]" office:value-type="float" office:value="101.127303632135" calcext:value-type="float">
            <text:p>101.1273036321</text:p>
          </table:table-cell>
          <table:table-cell office:value-type="float" office:value="1225781" calcext:value-type="float">
            <text:p>1225781</text:p>
          </table:table-cell>
          <table:table-cell office:value-type="float" office:value="11521" calcext:value-type="float">
            <text:p>11521</text:p>
          </table:table-cell>
          <table:table-cell table:formula="of:=[.N34]/[.O34]" office:value-type="float" office:value="106.395364985678" calcext:value-type="float">
            <text:p>106.3953649857</text:p>
          </table:table-cell>
          <table:table-cell office:value-type="float" office:value="1324385" calcext:value-type="float">
            <text:p>1324385</text:p>
          </table:table-cell>
          <table:table-cell office:value-type="float" office:value="12159" calcext:value-type="float">
            <text:p>12159</text:p>
          </table:table-cell>
          <table:table-cell table:formula="of:=[.Q34]/[.R34]" office:value-type="float" office:value="108.922197549141" calcext:value-type="float">
            <text:p>108.9221975491</text:p>
          </table:table-cell>
          <table:table-cell office:value-type="float" office:value="1419686" calcext:value-type="float">
            <text:p>1419686</text:p>
          </table:table-cell>
          <table:table-cell office:value-type="float" office:value="11787" calcext:value-type="float">
            <text:p>11787</text:p>
          </table:table-cell>
          <table:table-cell table:formula="of:=[.T34]/[.U34]" office:value-type="float" office:value="120.445066598795" calcext:value-type="float">
            <text:p>120.4450665988</text:p>
          </table:table-cell>
          <table:table-cell office:value-type="float" office:value="1265721" calcext:value-type="float">
            <text:p>1265721</text:p>
          </table:table-cell>
          <table:table-cell office:value-type="float" office:value="11196" calcext:value-type="float">
            <text:p>11196</text:p>
          </table:table-cell>
          <table:table-cell table:formula="of:=[.W34]/[.X34]" office:value-type="float" office:value="113.051178992497" calcext:value-type="float">
            <text:p>113.0511789925</text:p>
          </table:table-cell>
          <table:table-cell office:value-type="float" office:value="1370076" calcext:value-type="float">
            <text:p>1370076</text:p>
          </table:table-cell>
          <table:table-cell office:value-type="float" office:value="12025" calcext:value-type="float">
            <text:p>12025</text:p>
          </table:table-cell>
          <table:table-cell table:formula="of:=[.Z34]/[.AA34]" office:value-type="float" office:value="113.935634095634" calcext:value-type="float">
            <text:p>113.9356340956</text:p>
          </table:table-cell>
          <table:table-cell office:value-type="float" office:value="1510690" calcext:value-type="float">
            <text:p>1510690</text:p>
          </table:table-cell>
          <table:table-cell office:value-type="float" office:value="12717" calcext:value-type="float">
            <text:p>12717</text:p>
          </table:table-cell>
          <table:table-cell table:formula="of:=[.AC34]/[.AD34]" office:value-type="float" office:value="118.792954313124" calcext:value-type="float">
            <text:p>118.7929543131</text:p>
          </table:table-cell>
          <table:table-cell office:value-type="float" office:value="1350454" calcext:value-type="float">
            <text:p>1350454</text:p>
          </table:table-cell>
          <table:table-cell office:value-type="float" office:value="11959" calcext:value-type="float">
            <text:p>11959</text:p>
          </table:table-cell>
          <table:table-cell table:formula="of:=[.AF34]/[.AG34]" office:value-type="float" office:value="112.923655824066" calcext:value-type="float">
            <text:p>112.9236558241</text:p>
          </table:table-cell>
          <table:table-cell office:value-type="float" office:value="1188490" calcext:value-type="float">
            <text:p>1188490</text:p>
          </table:table-cell>
          <table:table-cell office:value-type="float" office:value="10457" calcext:value-type="float">
            <text:p>10457</text:p>
          </table:table-cell>
          <table:table-cell table:formula="of:=[.AI34]/[.AJ34]" office:value-type="float" office:value="113.654967964043" calcext:value-type="float">
            <text:p>113.654967964</text:p>
          </table:table-cell>
        </table:table-row>
        <table:table-row table:style-name="ro1">
          <table:table-cell table:style-name="ce2" office:value-type="string" calcext:value-type="string">
            <text:p>theverge.com</text:p>
          </table:table-cell>
          <table:table-cell table:number-columns-repeated="2"/>
          <table:table-cell table:formula="of:=[.B35]/[.C35]" office:value-type="string" office:string-value="" calcext:value-type="error">
            <text:p>#DIV/0!</text:p>
          </table:table-cell>
          <table:table-cell office:value-type="float" office:value="397478" calcext:value-type="float">
            <text:p>397478</text:p>
          </table:table-cell>
          <table:table-cell office:value-type="float" office:value="1068" calcext:value-type="float">
            <text:p>1068</text:p>
          </table:table-cell>
          <table:table-cell table:formula="of:=[.E35]/[.F35]" office:value-type="float" office:value="372.170411985019" calcext:value-type="float">
            <text:p>372.170411985</text:p>
          </table:table-cell>
          <table:table-cell office:value-type="float" office:value="387026" calcext:value-type="float">
            <text:p>387026</text:p>
          </table:table-cell>
          <table:table-cell office:value-type="float" office:value="917" calcext:value-type="float">
            <text:p>917</text:p>
          </table:table-cell>
          <table:table-cell table:formula="of:=[.H35]/[.I35]" office:value-type="float" office:value="422.056706652127" calcext:value-type="float">
            <text:p>422.0567066521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time.com</text:p>
          </table:table-cell>
          <table:table-cell/>
          <table:table-cell office:value-type="float" office:value="2833" calcext:value-type="float">
            <text:p>2833</text:p>
          </table:table-cell>
          <table:table-cell table:formula="of:=[.B36]/[.C36]" office:value-type="float" office:value="0" calcext:value-type="float">
            <text:p>0</text:p>
          </table:table-cell>
          <table:table-cell office:value-type="float" office:value="349773" calcext:value-type="float">
            <text:p>349773</text:p>
          </table:table-cell>
          <table:table-cell office:value-type="float" office:value="2786" calcext:value-type="float">
            <text:p>2786</text:p>
          </table:table-cell>
          <table:table-cell table:formula="of:=[.E36]/[.F36]" office:value-type="float" office:value="125.546661880833" calcext:value-type="float">
            <text:p>125.5466618808</text:p>
          </table:table-cell>
          <table:table-cell office:value-type="float" office:value="436561" calcext:value-type="float">
            <text:p>436561</text:p>
          </table:table-cell>
          <table:table-cell office:value-type="float" office:value="2985" calcext:value-type="float">
            <text:p>2985</text:p>
          </table:table-cell>
          <table:table-cell table:formula="of:=[.H36]/[.I36]" office:value-type="float" office:value="146.251591289782" calcext:value-type="float">
            <text:p>146.2515912898</text:p>
          </table:table-cell>
          <table:table-cell office:value-type="float" office:value="1146464" calcext:value-type="float">
            <text:p>1146464</text:p>
          </table:table-cell>
          <table:table-cell office:value-type="float" office:value="3076" calcext:value-type="float">
            <text:p>3076</text:p>
          </table:table-cell>
          <table:table-cell table:formula="of:=[.K36]/[.L36]" office:value-type="float" office:value="372.712613784135" calcext:value-type="float">
            <text:p>372.7126137841</text:p>
          </table:table-cell>
          <table:table-cell office:value-type="float" office:value="448055" calcext:value-type="float">
            <text:p>448055</text:p>
          </table:table-cell>
          <table:table-cell office:value-type="float" office:value="3029" calcext:value-type="float">
            <text:p>3029</text:p>
          </table:table-cell>
          <table:table-cell table:formula="of:=[.N36]/[.O36]" office:value-type="float" office:value="147.921756355233" calcext:value-type="float">
            <text:p>147.9217563552</text:p>
          </table:table-cell>
          <table:table-cell office:value-type="float" office:value="496888" calcext:value-type="float">
            <text:p>496888</text:p>
          </table:table-cell>
          <table:table-cell office:value-type="float" office:value="3491" calcext:value-type="float">
            <text:p>3491</text:p>
          </table:table-cell>
          <table:table-cell table:formula="of:=[.Q36]/[.R36]" office:value-type="float" office:value="142.334001718705" calcext:value-type="float">
            <text:p>142.3340017187</text:p>
          </table:table-cell>
          <table:table-cell office:value-type="float" office:value="492437" calcext:value-type="float">
            <text:p>492437</text:p>
          </table:table-cell>
          <table:table-cell office:value-type="float" office:value="3127" calcext:value-type="float">
            <text:p>3127</text:p>
          </table:table-cell>
          <table:table-cell table:formula="of:=[.T36]/[.U36]" office:value-type="float" office:value="157.47905340582" calcext:value-type="float">
            <text:p>157.4790534058</text:p>
          </table:table-cell>
          <table:table-cell office:value-type="float" office:value="513760" calcext:value-type="float">
            <text:p>513760</text:p>
          </table:table-cell>
          <table:table-cell office:value-type="float" office:value="2672" calcext:value-type="float">
            <text:p>2672</text:p>
          </table:table-cell>
          <table:table-cell table:formula="of:=[.W36]/[.X36]" office:value-type="float" office:value="192.275449101796" calcext:value-type="float">
            <text:p>192.2754491018</text:p>
          </table:table-cell>
          <table:table-cell table:number-columns-repeated="2"/>
          <table:table-cell table:formula="of:=[.Z36]/[.AA36]" office:value-type="string" office:string-value="" calcext:value-type="error">
            <text:p>#DIV/0!</text:p>
          </table:table-cell>
          <table:table-cell table:number-columns-repeated="2"/>
          <table:table-cell table:formula="of:=[.AC36]/[.AD36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tmz.com</text:p>
          </table:table-cell>
          <table:table-cell/>
          <table:table-cell office:value-type="float" office:value="575" calcext:value-type="float">
            <text:p>575</text:p>
          </table:table-cell>
          <table:table-cell table:formula="of:=[.B37]/[.C37]" office:value-type="float" office:value="0" calcext:value-type="float">
            <text:p>0</text:p>
          </table:table-cell>
          <table:table-cell table:number-columns-repeated="9"/>
          <table:table-cell office:value-type="float" office:value="488797" calcext:value-type="float">
            <text:p>488797</text:p>
          </table:table-cell>
          <table:table-cell office:value-type="float" office:value="896" calcext:value-type="float">
            <text:p>896</text:p>
          </table:table-cell>
          <table:table-cell table:formula="of:=[.N37]/[.O37]" office:value-type="float" office:value="545.532366071429" calcext:value-type="float">
            <text:p>545.5323660714</text:p>
          </table:table-cell>
          <table:table-cell table:number-columns-repeated="9"/>
          <table:table-cell office:value-type="float" office:value="573364" calcext:value-type="float">
            <text:p>573364</text:p>
          </table:table-cell>
          <table:table-cell office:value-type="float" office:value="772" calcext:value-type="float">
            <text:p>772</text:p>
          </table:table-cell>
          <table:table-cell table:formula="of:=[.Z37]/[.AA37]" office:value-type="float" office:value="742.699481865285" calcext:value-type="float">
            <text:p>742.6994818653</text:p>
          </table:table-cell>
          <table:table-cell table:number-columns-repeated="2"/>
          <table:table-cell table:formula="of:=[.AC37]/[.AD37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usatoday.com</text:p>
          </table:table-cell>
          <table:table-cell/>
          <table:table-cell office:value-type="float" office:value="6566" calcext:value-type="float">
            <text:p>6566</text:p>
          </table:table-cell>
          <table:table-cell table:formula="of:=[.B38]/[.C38]" office:value-type="float" office:value="0" calcext:value-type="float">
            <text:p>0</text:p>
          </table:table-cell>
          <table:table-cell office:value-type="float" office:value="382436" calcext:value-type="float">
            <text:p>382436</text:p>
          </table:table-cell>
          <table:table-cell office:value-type="float" office:value="6559" calcext:value-type="float">
            <text:p>6559</text:p>
          </table:table-cell>
          <table:table-cell table:formula="of:=[.E38]/[.F38]" office:value-type="float" office:value="58.3070590028968" calcext:value-type="float">
            <text:p>58.3070590029</text:p>
          </table:table-cell>
          <table:table-cell office:value-type="float" office:value="370602" calcext:value-type="float">
            <text:p>370602</text:p>
          </table:table-cell>
          <table:table-cell office:value-type="float" office:value="8043" calcext:value-type="float">
            <text:p>8043</text:p>
          </table:table-cell>
          <table:table-cell table:formula="of:=[.H38]/[.I38]" office:value-type="float" office:value="46.0775829914211" calcext:value-type="float">
            <text:p>46.0775829914</text:p>
          </table:table-cell>
          <table:table-cell office:value-type="float" office:value="413464" calcext:value-type="float">
            <text:p>413464</text:p>
          </table:table-cell>
          <table:table-cell office:value-type="float" office:value="7953" calcext:value-type="float">
            <text:p>7953</text:p>
          </table:table-cell>
          <table:table-cell table:formula="of:=[.K38]/[.L38]" office:value-type="float" office:value="51.9884320382246" calcext:value-type="float">
            <text:p>51.9884320382</text:p>
          </table:table-cell>
          <table:table-cell table:number-columns-repeated="3"/>
          <table:table-cell office:value-type="float" office:value="428071" calcext:value-type="float">
            <text:p>428071</text:p>
          </table:table-cell>
          <table:table-cell office:value-type="float" office:value="10066" calcext:value-type="float">
            <text:p>10066</text:p>
          </table:table-cell>
          <table:table-cell table:formula="of:=[.Q38]/[.R38]" office:value-type="float" office:value="42.5264255910987" calcext:value-type="float">
            <text:p>42.5264255911</text:p>
          </table:table-cell>
          <table:table-cell office:value-type="float" office:value="546571" calcext:value-type="float">
            <text:p>546571</text:p>
          </table:table-cell>
          <table:table-cell office:value-type="float" office:value="12131" calcext:value-type="float">
            <text:p>12131</text:p>
          </table:table-cell>
          <table:table-cell table:formula="of:=[.T38]/[.U38]" office:value-type="float" office:value="45.0557250020608" calcext:value-type="float">
            <text:p>45.0557250021</text:p>
          </table:table-cell>
          <table:table-cell office:value-type="float" office:value="590422" calcext:value-type="float">
            <text:p>590422</text:p>
          </table:table-cell>
          <table:table-cell office:value-type="float" office:value="12058" calcext:value-type="float">
            <text:p>12058</text:p>
          </table:table-cell>
          <table:table-cell table:formula="of:=[.W38]/[.X38]" office:value-type="float" office:value="48.9651683529607" calcext:value-type="float">
            <text:p>48.965168353</text:p>
          </table:table-cell>
          <table:table-cell office:value-type="float" office:value="607384" calcext:value-type="float">
            <text:p>607384</text:p>
          </table:table-cell>
          <table:table-cell office:value-type="float" office:value="12921" calcext:value-type="float">
            <text:p>12921</text:p>
          </table:table-cell>
          <table:table-cell table:formula="of:=[.Z38]/[.AA38]" office:value-type="float" office:value="47.0075071588886" calcext:value-type="float">
            <text:p>47.0075071589</text:p>
          </table:table-cell>
          <table:table-cell office:value-type="float" office:value="642765" calcext:value-type="float">
            <text:p>642765</text:p>
          </table:table-cell>
          <table:table-cell office:value-type="float" office:value="14486" calcext:value-type="float">
            <text:p>14486</text:p>
          </table:table-cell>
          <table:table-cell table:formula="of:=[.AC38]/[.AD38]" office:value-type="float" office:value="44.3714621013392" calcext:value-type="float">
            <text:p>44.3714621013</text:p>
          </table:table-cell>
          <table:table-cell office:value-type="float" office:value="538293" calcext:value-type="float">
            <text:p>538293</text:p>
          </table:table-cell>
          <table:table-cell office:value-type="float" office:value="12409" calcext:value-type="float">
            <text:p>12409</text:p>
          </table:table-cell>
          <table:table-cell table:formula="of:=[.AF38]/[.AG38]" office:value-type="float" office:value="43.3792408735595" calcext:value-type="float">
            <text:p>43.379240873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ashingtonpost.com</text:p>
          </table:table-cell>
          <table:table-cell/>
          <table:table-cell office:value-type="float" office:value="7190" calcext:value-type="float">
            <text:p>7190</text:p>
          </table:table-cell>
          <table:table-cell table:formula="of:=[.B39]/[.C39]" office:value-type="float" office:value="0" calcext:value-type="float">
            <text:p>0</text:p>
          </table:table-cell>
          <table:table-cell office:value-type="float" office:value="387066" calcext:value-type="float">
            <text:p>387066</text:p>
          </table:table-cell>
          <table:table-cell office:value-type="float" office:value="7041" calcext:value-type="float">
            <text:p>7041</text:p>
          </table:table-cell>
          <table:table-cell table:formula="of:=[.E39]/[.F39]" office:value-type="float" office:value="54.9731572219855" calcext:value-type="float">
            <text:p>54.973157222</text:p>
          </table:table-cell>
          <table:table-cell office:value-type="float" office:value="399938" calcext:value-type="float">
            <text:p>399938</text:p>
          </table:table-cell>
          <table:table-cell office:value-type="float" office:value="7556" calcext:value-type="float">
            <text:p>7556</text:p>
          </table:table-cell>
          <table:table-cell table:formula="of:=[.H39]/[.I39]" office:value-type="float" office:value="52.9298570672313" calcext:value-type="float">
            <text:p>52.9298570672</text:p>
          </table:table-cell>
          <table:table-cell office:value-type="float" office:value="409800" calcext:value-type="float">
            <text:p>409800</text:p>
          </table:table-cell>
          <table:table-cell office:value-type="float" office:value="7791" calcext:value-type="float">
            <text:p>7791</text:p>
          </table:table-cell>
          <table:table-cell table:formula="of:=[.K39]/[.L39]" office:value-type="float" office:value="52.5991528686946" calcext:value-type="float">
            <text:p>52.5991528687</text:p>
          </table:table-cell>
          <table:table-cell office:value-type="float" office:value="416799" calcext:value-type="float">
            <text:p>416799</text:p>
          </table:table-cell>
          <table:table-cell office:value-type="float" office:value="8491" calcext:value-type="float">
            <text:p>8491</text:p>
          </table:table-cell>
          <table:table-cell table:formula="of:=[.N39]/[.O39]" office:value-type="float" office:value="49.0871511011659" calcext:value-type="float">
            <text:p>49.0871511012</text:p>
          </table:table-cell>
          <table:table-cell office:value-type="float" office:value="506873" calcext:value-type="float">
            <text:p>506873</text:p>
          </table:table-cell>
          <table:table-cell office:value-type="float" office:value="8466" calcext:value-type="float">
            <text:p>8466</text:p>
          </table:table-cell>
          <table:table-cell table:formula="of:=[.Q39]/[.R39]" office:value-type="float" office:value="59.8716040633121" calcext:value-type="float">
            <text:p>59.8716040633</text:p>
          </table:table-cell>
          <table:table-cell office:value-type="float" office:value="620329" calcext:value-type="float">
            <text:p>620329</text:p>
          </table:table-cell>
          <table:table-cell office:value-type="float" office:value="8568" calcext:value-type="float">
            <text:p>8568</text:p>
          </table:table-cell>
          <table:table-cell table:formula="of:=[.T39]/[.U39]" office:value-type="float" office:value="72.4006769374416" calcext:value-type="float">
            <text:p>72.4006769374</text:p>
          </table:table-cell>
          <table:table-cell office:value-type="float" office:value="734062" calcext:value-type="float">
            <text:p>734062</text:p>
          </table:table-cell>
          <table:table-cell office:value-type="float" office:value="8830" calcext:value-type="float">
            <text:p>8830</text:p>
          </table:table-cell>
          <table:table-cell table:formula="of:=[.W39]/[.X39]" office:value-type="float" office:value="83.1327293318233" calcext:value-type="float">
            <text:p>83.1327293318</text:p>
          </table:table-cell>
          <table:table-cell office:value-type="float" office:value="745501" calcext:value-type="float">
            <text:p>745501</text:p>
          </table:table-cell>
          <table:table-cell office:value-type="float" office:value="9830" calcext:value-type="float">
            <text:p>9830</text:p>
          </table:table-cell>
          <table:table-cell table:formula="of:=[.Z39]/[.AA39]" office:value-type="float" office:value="75.8393692777213" calcext:value-type="float">
            <text:p>75.8393692777</text:p>
          </table:table-cell>
          <table:table-cell office:value-type="float" office:value="801042" calcext:value-type="float">
            <text:p>801042</text:p>
          </table:table-cell>
          <table:table-cell office:value-type="float" office:value="10195" calcext:value-type="float">
            <text:p>10195</text:p>
          </table:table-cell>
          <table:table-cell table:formula="of:=[.AC39]/[.AD39]" office:value-type="float" office:value="78.5720451201569" calcext:value-type="float">
            <text:p>78.5720451202</text:p>
          </table:table-cell>
          <table:table-cell office:value-type="float" office:value="701444" calcext:value-type="float">
            <text:p>701444</text:p>
          </table:table-cell>
          <table:table-cell office:value-type="float" office:value="8872" calcext:value-type="float">
            <text:p>8872</text:p>
          </table:table-cell>
          <table:table-cell table:formula="of:=[.AF39]/[.AG39]" office:value-type="float" office:value="79.0626690712354" calcext:value-type="float">
            <text:p>79.0626690712</text:p>
          </table:table-cell>
          <table:table-cell office:value-type="float" office:value="643569" calcext:value-type="float">
            <text:p>643569</text:p>
          </table:table-cell>
          <table:table-cell office:value-type="float" office:value="8023" calcext:value-type="float">
            <text:p>8023</text:p>
          </table:table-cell>
          <table:table-cell table:formula="of:=[.AI39]/[.AJ39]" office:value-type="float" office:value="80.215505421912" calcext:value-type="float">
            <text:p>80.2155054219</text:p>
          </table:table-cell>
        </table:table-row>
        <table:table-row table:style-name="ro1">
          <table:table-cell table:style-name="ce2" office:value-type="string" calcext:value-type="string">
            <text:p>wsj.com</text:p>
          </table:table-cell>
          <table:table-cell/>
          <table:table-cell office:value-type="float" office:value="6885" calcext:value-type="float">
            <text:p>6885</text:p>
          </table:table-cell>
          <table:table-cell table:formula="of:=[.B40]/[.C40]" office:value-type="float" office:value="0" calcext:value-type="float">
            <text:p>0</text:p>
          </table:table-cell>
          <table:table-cell office:value-type="float" office:value="559093" calcext:value-type="float">
            <text:p>559093</text:p>
          </table:table-cell>
          <table:table-cell office:value-type="float" office:value="6815" calcext:value-type="float">
            <text:p>6815</text:p>
          </table:table-cell>
          <table:table-cell table:formula="of:=[.E40]/[.F40]" office:value-type="float" office:value="82.0385913426266" calcext:value-type="float">
            <text:p>82.0385913426</text:p>
          </table:table-cell>
          <table:table-cell office:value-type="float" office:value="643315" calcext:value-type="float">
            <text:p>643315</text:p>
          </table:table-cell>
          <table:table-cell office:value-type="float" office:value="7415" calcext:value-type="float">
            <text:p>7415</text:p>
          </table:table-cell>
          <table:table-cell table:formula="of:=[.H40]/[.I40]" office:value-type="float" office:value="86.7585974376264" calcext:value-type="float">
            <text:p>86.7585974376</text:p>
          </table:table-cell>
          <table:table-cell office:value-type="float" office:value="630094" calcext:value-type="float">
            <text:p>630094</text:p>
          </table:table-cell>
          <table:table-cell office:value-type="float" office:value="8589" calcext:value-type="float">
            <text:p>8589</text:p>
          </table:table-cell>
          <table:table-cell table:formula="of:=[.K40]/[.L40]" office:value-type="float" office:value="73.3605774828269" calcext:value-type="float">
            <text:p>73.3605774828</text:p>
          </table:table-cell>
          <table:table-cell office:value-type="float" office:value="662579" calcext:value-type="float">
            <text:p>662579</text:p>
          </table:table-cell>
          <table:table-cell office:value-type="float" office:value="9476" calcext:value-type="float">
            <text:p>9476</text:p>
          </table:table-cell>
          <table:table-cell table:formula="of:=[.N40]/[.O40]" office:value-type="float" office:value="69.9218024482904" calcext:value-type="float">
            <text:p>69.9218024483</text:p>
          </table:table-cell>
          <table:table-cell office:value-type="float" office:value="684119" calcext:value-type="float">
            <text:p>684119</text:p>
          </table:table-cell>
          <table:table-cell office:value-type="float" office:value="8839" calcext:value-type="float">
            <text:p>8839</text:p>
          </table:table-cell>
          <table:table-cell table:formula="of:=[.Q40]/[.R40]" office:value-type="float" office:value="77.3977825545876" calcext:value-type="float">
            <text:p>77.3977825546</text:p>
          </table:table-cell>
          <table:table-cell office:value-type="float" office:value="808982" calcext:value-type="float">
            <text:p>808982</text:p>
          </table:table-cell>
          <table:table-cell office:value-type="float" office:value="9080" calcext:value-type="float">
            <text:p>9080</text:p>
          </table:table-cell>
          <table:table-cell table:formula="of:=[.T40]/[.U40]" office:value-type="float" office:value="89.0949339207048" calcext:value-type="float">
            <text:p>89.0949339207</text:p>
          </table:table-cell>
          <table:table-cell office:value-type="float" office:value="772921" calcext:value-type="float">
            <text:p>772921</text:p>
          </table:table-cell>
          <table:table-cell office:value-type="float" office:value="7739" calcext:value-type="float">
            <text:p>7739</text:p>
          </table:table-cell>
          <table:table-cell table:formula="of:=[.W40]/[.X40]" office:value-type="float" office:value="99.8734978679416" calcext:value-type="float">
            <text:p>99.8734978679</text:p>
          </table:table-cell>
          <table:table-cell office:value-type="float" office:value="877666" calcext:value-type="float">
            <text:p>877666</text:p>
          </table:table-cell>
          <table:table-cell office:value-type="float" office:value="8629" calcext:value-type="float">
            <text:p>8629</text:p>
          </table:table-cell>
          <table:table-cell table:formula="of:=[.Z40]/[.AA40]" office:value-type="float" office:value="101.711206397033" calcext:value-type="float">
            <text:p>101.711206397</text:p>
          </table:table-cell>
          <table:table-cell office:value-type="float" office:value="903888" calcext:value-type="float">
            <text:p>903888</text:p>
          </table:table-cell>
          <table:table-cell office:value-type="float" office:value="9540" calcext:value-type="float">
            <text:p>9540</text:p>
          </table:table-cell>
          <table:table-cell table:formula="of:=[.AC40]/[.AD40]" office:value-type="float" office:value="94.7471698113208" calcext:value-type="float">
            <text:p>94.7471698113</text:p>
          </table:table-cell>
          <table:table-cell table:number-columns-repeated="2"/>
          <table:table-cell table:formula="of:=[.AF40]/[.AG4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yahoo.com</text:p>
          </table:table-cell>
          <table:table-cell/>
          <table:table-cell office:value-type="float" office:value="110930" calcext:value-type="float">
            <text:p>110930</text:p>
          </table:table-cell>
          <table:table-cell table:formula="of:=[.B41]/[.C41]" office:value-type="float" office:value="0" calcext:value-type="float">
            <text:p>0</text:p>
          </table:table-cell>
          <table:table-cell office:value-type="float" office:value="567729" calcext:value-type="float">
            <text:p>567729</text:p>
          </table:table-cell>
          <table:table-cell office:value-type="float" office:value="89489" calcext:value-type="float">
            <text:p>89489</text:p>
          </table:table-cell>
          <table:table-cell table:formula="of:=[.E41]/[.F41]" office:value-type="float" office:value="6.34412050643096" calcext:value-type="float">
            <text:p>6.3441205064</text:p>
          </table:table-cell>
          <table:table-cell office:value-type="float" office:value="662823" calcext:value-type="float">
            <text:p>662823</text:p>
          </table:table-cell>
          <table:table-cell office:value-type="float" office:value="96437" calcext:value-type="float">
            <text:p>96437</text:p>
          </table:table-cell>
          <table:table-cell table:formula="of:=[.H41]/[.I41]" office:value-type="float" office:value="6.87311923846656" calcext:value-type="float">
            <text:p>6.8731192385</text:p>
          </table:table-cell>
          <table:table-cell office:value-type="float" office:value="587271" calcext:value-type="float">
            <text:p>587271</text:p>
          </table:table-cell>
          <table:table-cell office:value-type="float" office:value="110210" calcext:value-type="float">
            <text:p>110210</text:p>
          </table:table-cell>
          <table:table-cell table:formula="of:=[.K41]/[.L41]" office:value-type="float" office:value="5.32865438707921" calcext:value-type="float">
            <text:p>5.3286543871</text:p>
          </table:table-cell>
          <table:table-cell office:value-type="float" office:value="669149" calcext:value-type="float">
            <text:p>669149</text:p>
          </table:table-cell>
          <table:table-cell office:value-type="float" office:value="115957" calcext:value-type="float">
            <text:p>115957</text:p>
          </table:table-cell>
          <table:table-cell table:formula="of:=[.N41]/[.O41]" office:value-type="float" office:value="5.77066498788344" calcext:value-type="float">
            <text:p>5.7706649879</text:p>
          </table:table-cell>
          <table:table-cell office:value-type="float" office:value="766928" calcext:value-type="float">
            <text:p>766928</text:p>
          </table:table-cell>
          <table:table-cell office:value-type="float" office:value="122186" calcext:value-type="float">
            <text:p>122186</text:p>
          </table:table-cell>
          <table:table-cell table:formula="of:=[.Q41]/[.R41]" office:value-type="float" office:value="6.27672564778289" calcext:value-type="float">
            <text:p>6.2767256478</text:p>
          </table:table-cell>
          <table:table-cell office:value-type="float" office:value="898508" calcext:value-type="float">
            <text:p>898508</text:p>
          </table:table-cell>
          <table:table-cell office:value-type="float" office:value="116116" calcext:value-type="float">
            <text:p>116116</text:p>
          </table:table-cell>
          <table:table-cell table:formula="of:=[.T41]/[.U41]" office:value-type="float" office:value="7.73802060008957" calcext:value-type="float">
            <text:p>7.7380206001</text:p>
          </table:table-cell>
          <table:table-cell office:value-type="float" office:value="1001997" calcext:value-type="float">
            <text:p>1001997</text:p>
          </table:table-cell>
          <table:table-cell office:value-type="float" office:value="110276" calcext:value-type="float">
            <text:p>110276</text:p>
          </table:table-cell>
          <table:table-cell table:formula="of:=[.W41]/[.X41]" office:value-type="float" office:value="9.08626537052487" calcext:value-type="float">
            <text:p>9.0862653705</text:p>
          </table:table-cell>
          <table:table-cell office:value-type="float" office:value="838440" calcext:value-type="float">
            <text:p>838440</text:p>
          </table:table-cell>
          <table:table-cell office:value-type="float" office:value="113889" calcext:value-type="float">
            <text:p>113889</text:p>
          </table:table-cell>
          <table:table-cell table:formula="of:=[.Z41]/[.AA41]" office:value-type="float" office:value="7.3619050127756" calcext:value-type="float">
            <text:p>7.3619050128</text:p>
          </table:table-cell>
          <table:table-cell office:value-type="float" office:value="818035" calcext:value-type="float">
            <text:p>818035</text:p>
          </table:table-cell>
          <table:table-cell office:value-type="float" office:value="119613" calcext:value-type="float">
            <text:p>119613</text:p>
          </table:table-cell>
          <table:table-cell table:formula="of:=[.AC41]/[.AD41]" office:value-type="float" office:value="6.83901415397992" calcext:value-type="float">
            <text:p>6.839014154</text:p>
          </table:table-cell>
          <table:table-cell office:value-type="float" office:value="773326" calcext:value-type="float">
            <text:p>773326</text:p>
          </table:table-cell>
          <table:table-cell office:value-type="float" office:value="110424" calcext:value-type="float">
            <text:p>110424</text:p>
          </table:table-cell>
          <table:table-cell table:formula="of:=[.AF41]/[.AG41]" office:value-type="float" office:value="7.00324204882996" calcext:value-type="float">
            <text:p>7.0032420488</text:p>
          </table:table-cell>
          <table:table-cell table:style-name="ce4" office:value-type="float" office:value="575336" calcext:value-type="float">
            <text:p>575336</text:p>
          </table:table-cell>
          <table:table-cell office:value-type="float" office:value="94543" calcext:value-type="float">
            <text:p>94543</text:p>
          </table:table-cell>
          <table:table-cell table:formula="of:=[.AI41]/[.AJ41]" office:value-type="float" office:value="6.0854426028368" calcext:value-type="float">
            <text:p>6.0854426028</text:p>
          </table:table-cell>
        </table:table-row>
        <table:table-row table:style-name="ro1" table:number-rows-repeated="46">
          <table:table-cell table:number-columns-repeated="37"/>
        </table:table-row>
        <table:table-row table:style-name="ro1" table:number-rows-repeated="3">
          <table:table-cell table:style-name="ce2"/>
          <table:table-cell table:number-columns-repeated="36"/>
        </table:table-row>
        <table:table-row table:style-name="ro1">
          <table:table-cell table:style-name="ce2"/>
          <table:table-cell table:number-columns-repeated="36"/>
        </table:table-row>
      </table:table>
      <table:named-expressions/>
      <table:database-ranges>
        <table:database-range table:name="__Anonymous_Sheet_DB__0" table:target-range-address="Sheet1.A53:Sheet1.N91" table:contains-header="false">
          <table:sort>
            <table:sort-by table:field-number="1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9">00/00/0000</text:date>, <text:time style:data-style-name="N2" text:time-value="17:29:00.3651720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9T11:34:22.639241858</meta:creation-date>
    <meta:generator>LibreOffice/4.2.8.2$Linux_X86_64 LibreOffice_project/420m0$Build-2</meta:generator>
    <dc:date>2015-06-09T17:32:32.809834846</dc:date>
    <meta:editing-duration>PT19M30S</meta:editing-duration>
    <meta:editing-cycles>9</meta:editing-cycles>
    <meta:document-statistic meta:table-count="1" meta:cell-count="1003" meta:object-count="0"/>
  </office:meta>
</office:document-meta>
</file>